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1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4.014cm" fo:margin-left="1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O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O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padding="0cm" fo:border="none" style:writing-mode="lr-tb"/>
    </style:style>
    <style:style style:name="Table7.M2" style:family="table-cell">
      <style:table-cell-properties style:vertical-align="bottom" fo:padding="0cm" fo:border="none" style:writing-mode="lr-tb"/>
    </style:style>
    <style:style style:name="Table7.N2" style:family="table-cell">
      <style:table-cell-properties style:vertical-align="bottom" fo:padding="0cm" fo:border="none" style:writing-mode="lr-tb"/>
    </style:style>
    <style:style style:name="Table7.O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L3" style:family="table-cell">
      <style:table-cell-properties style:vertical-align="bottom" fo:padding="0cm" fo:border="none" style:writing-mode="lr-tb"/>
    </style:style>
    <style:style style:name="Table7.M3" style:family="table-cell">
      <style:table-cell-properties style:vertical-align="bottom" fo:padding="0cm" fo:border="none" style:writing-mode="lr-tb"/>
    </style:style>
    <style:style style:name="Table7.N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L4" style:family="table-cell">
      <style:table-cell-properties style:vertical-align="bottom" fo:padding="0cm" fo:border="none" style:writing-mode="lr-tb"/>
    </style:style>
    <style:style style:name="Table7.M4" style:family="table-cell">
      <style:table-cell-properties style:vertical-align="bottom" fo:padding="0cm" fo:border="none" style:writing-mode="lr-tb"/>
    </style:style>
    <style:style style:name="Table7.N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L5" style:family="table-cell">
      <style:table-cell-properties style:vertical-align="bottom" fo:padding="0cm" fo:border="none" style:writing-mode="lr-tb"/>
    </style:style>
    <style:style style:name="Table7.M5" style:family="table-cell">
      <style:table-cell-properties style:vertical-align="bottom" fo:padding="0cm" fo:border="none" style:writing-mode="lr-tb"/>
    </style:style>
    <style:style style:name="Table7.N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L6" style:family="table-cell">
      <style:table-cell-properties style:vertical-align="bottom" fo:padding="0cm" fo:border="none" style:writing-mode="lr-tb"/>
    </style:style>
    <style:style style:name="Table7.M6" style:family="table-cell">
      <style:table-cell-properties style:vertical-align="bottom" fo:padding="0cm" fo:border="none" style:writing-mode="lr-tb"/>
    </style:style>
    <style:style style:name="Table7.N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L7" style:family="table-cell">
      <style:table-cell-properties style:vertical-align="bottom" fo:padding="0cm" fo:border="none" style:writing-mode="lr-tb"/>
    </style:style>
    <style:style style:name="Table7.M7" style:family="table-cell">
      <style:table-cell-properties style:vertical-align="bottom" fo:padding="0cm" fo:border="none" style:writing-mode="lr-tb"/>
    </style:style>
    <style:style style:name="Table7.N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L8" style:family="table-cell">
      <style:table-cell-properties style:vertical-align="bottom" fo:padding="0cm" fo:border="none" style:writing-mode="lr-tb"/>
    </style:style>
    <style:style style:name="Table7.M8" style:family="table-cell">
      <style:table-cell-properties style:vertical-align="bottom" fo:padding="0cm" fo:border="none" style:writing-mode="lr-tb"/>
    </style:style>
    <style:style style:name="Table7.N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L9" style:family="table-cell">
      <style:table-cell-properties style:vertical-align="bottom" fo:padding="0cm" fo:border="none" style:writing-mode="lr-tb"/>
    </style:style>
    <style:style style:name="Table7.M9" style:family="table-cell">
      <style:table-cell-properties style:vertical-align="bottom" fo:padding="0cm" fo:border="none" style:writing-mode="lr-tb"/>
    </style:style>
    <style:style style:name="Table7.N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O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Helvetica" fo:font-weight="bold" officeooo:rsid="005dfbda" officeooo:paragraph-rsid="006183a1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Helvetica" fo:font-weight="bold" officeooo:rsid="006183a1" officeooo:paragraph-rsid="006183a1" style:font-weight-asian="bold" style:font-name-complex="Arial" style:font-weight-complex="bold"/>
    </style:style>
    <style:style style:name="P19" style:family="paragraph" style:parent-style-name="Standard"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4" style:family="paragraph" style:parent-style-name="Standard">
      <style:text-properties style:font-name="Helvetica" officeooo:rsid="001d7196" officeooo:paragraph-rsid="001d7196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28" style:family="paragraph" style:parent-style-name="Standard">
      <style:text-properties style:font-name="Helvetica" officeooo:rsid="00220454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37" style:family="paragraph" style:parent-style-name="Standard">
      <style:text-properties style:font-name="Helvetica" officeooo:rsid="005ef799" officeooo:paragraph-rsid="005ef799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6183a1" officeooo:paragraph-rsid="006183a1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6183a1" officeooo:paragraph-rsid="006b0517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6a3754" officeooo:paragraph-rsid="006b0517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5d871a" officeooo:paragraph-rsid="006b0517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2f1bc8" officeooo:paragraph-rsid="006b0517" style:font-name-complex="Helvetica"/>
    </style:style>
    <style:style style:name="P43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47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Helvetica" officeooo:rsid="0059a946" officeooo:paragraph-rsid="0059a946" style:font-name-complex="Arial"/>
    </style:style>
    <style:style style:name="P49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50" style:family="paragraph" style:parent-style-name="Standard">
      <style:paragraph-properties fo:text-align="center" style:justify-single-word="false"/>
      <style:text-properties style:font-name="Helvetica" officeooo:rsid="005dfbda" officeooo:paragraph-rsid="005dfbda" style:font-name-complex="Arial"/>
    </style:style>
    <style:style style:name="P51" style:family="paragraph" style:parent-style-name="Standard">
      <style:paragraph-properties fo:text-align="center" style:justify-single-word="false"/>
      <style:text-properties style:font-name="Helvetica" officeooo:rsid="005ef799" officeooo:paragraph-rsid="005ef799" style:font-name-complex="Arial"/>
    </style:style>
    <style:style style:name="P52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53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54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55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56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57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58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60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61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62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63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64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65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66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67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69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70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74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76" style:family="paragraph" style:parent-style-name="Standard">
      <style:paragraph-properties fo:text-align="center" style:justify-single-word="false"/>
      <style:text-properties style:font-name="Helvetica" officeooo:rsid="00618513" officeooo:paragraph-rsid="00618513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Helvetica" officeooo:rsid="006a3754" officeooo:paragraph-rsid="006a3754" style:font-name-complex="Arial"/>
    </style:style>
    <style:style style:name="P78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79" style:family="paragraph" style:parent-style-name="Standard">
      <style:paragraph-properties style:snap-to-layout-grid="false"/>
      <style:text-properties style:font-name="Helvetica" fo:language="de" fo:country="DE" officeooo:rsid="0062fe54" officeooo:paragraph-rsid="0062fe54" style:font-name-complex="Helvetica"/>
    </style:style>
    <style:style style:name="P80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81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82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83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84" style:family="paragraph" style:parent-style-name="Standard">
      <style:text-properties fo:color="#ff0000" style:font-name="Helvetica" style:font-name-complex="Helvetica"/>
    </style:style>
    <style:style style:name="P85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86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87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88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89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90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91" style:family="paragraph" style:parent-style-name="Standard">
      <style:text-properties fo:color="#ff0000" style:font-name="Helvetica" officeooo:rsid="00128e4d" style:font-name-complex="Helvetica"/>
    </style:style>
    <style:style style:name="P92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93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94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95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96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97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98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9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996a" officeooo:paragraph-rsid="005e996a" style:font-name-complex="Arial"/>
    </style:style>
    <style:style style:name="P10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dfbda" style:font-name-complex="Arial"/>
    </style:style>
    <style:style style:name="P10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f799" officeooo:paragraph-rsid="005ef799" style:font-name-complex="Arial"/>
    </style:style>
    <style:style style:name="P10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18513" style:font-name-complex="Arial"/>
    </style:style>
    <style:style style:name="P10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4c223" officeooo:paragraph-rsid="0064c223" style:font-name-complex="Arial"/>
    </style:style>
    <style:style style:name="P10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63dd7" officeooo:paragraph-rsid="00663dd7" style:font-name-complex="Arial"/>
    </style:style>
    <style:style style:name="P10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a3754" officeooo:paragraph-rsid="006a3754" style:font-name-complex="Arial"/>
    </style:style>
    <style:style style:name="P106" style:family="paragraph" style:parent-style-name="Standard">
      <style:paragraph-properties style:snap-to-layout-grid="false"/>
      <style:text-properties style:font-name="Helvetica" officeooo:rsid="006b0517" officeooo:paragraph-rsid="006b0517" style:font-name-complex="Helvetica"/>
    </style:style>
    <style:style style:name="P107" style:family="paragraph" style:parent-style-name="Standard">
      <style:paragraph-properties style:snap-to-layout-grid="false"/>
      <style:text-properties style:font-name="Helvetica" officeooo:rsid="006b0517" officeooo:paragraph-rsid="006da3b5" style:font-name-complex="Helvetica"/>
    </style:style>
    <style:style style:name="P108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09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10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11" style:family="paragraph" style:parent-style-name="Standard" style:list-style-name="L1">
      <style:text-properties style:font-name="Helvetica" officeooo:rsid="005dfbda" officeooo:paragraph-rsid="005dfbda" style:font-name-complex="Helvetica"/>
    </style:style>
    <style:style style:name="P112" style:family="paragraph" style:parent-style-name="Standard">
      <style:paragraph-properties fo:text-align="center" style:justify-single-word="false"/>
      <style:text-properties style:font-name="Helvetica" fo:font-weight="bold" officeooo:rsid="006b0517" officeooo:paragraph-rsid="006b0517" style:font-weight-asian="bold" style:font-name-complex="Arial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font-name="Helvetica" officeooo:rsid="00618513" officeooo:paragraph-rsid="006e2f9c" style:font-name-complex="Arial"/>
    </style:style>
    <style:style style:name="P114" style:family="paragraph" style:parent-style-name="Standard">
      <style:paragraph-properties fo:text-align="center" style:justify-single-word="false"/>
      <style:text-properties style:font-name="Helvetica" officeooo:rsid="00618513" officeooo:paragraph-rsid="006e3f3c" style:font-name-complex="Arial"/>
    </style:style>
    <style:style style:name="P115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b0517" officeooo:paragraph-rsid="006b0517" style:font-name-complex="Helvetica"/>
    </style:style>
    <style:style style:name="P116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b0517" officeooo:paragraph-rsid="006da3b5" style:font-name-complex="Helvetica"/>
    </style:style>
    <style:style style:name="P117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b0517" officeooo:paragraph-rsid="006b0517" fo:background-color="transparent" style:font-name-complex="Helvetica"/>
    </style:style>
    <style:style style:name="P11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a3754" officeooo:paragraph-rsid="006e3f3c" style:font-name-complex="Arial"/>
    </style:style>
    <style:style style:name="P11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4c223" officeooo:paragraph-rsid="006e3f3c" style:font-name-complex="Arial"/>
    </style:style>
    <style:style style:name="P1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e3f3c" style:font-name-complex="Arial"/>
    </style:style>
    <style:style style:name="P1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63dd7" officeooo:paragraph-rsid="006e2f9c" style:font-name-complex="Arial"/>
    </style:style>
    <style:style style:name="P122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23" style:family="paragraph" style:parent-style-name="Heading_20_1">
      <style:paragraph-properties style:snap-to-layout-grid="false"/>
      <style:text-properties fo:font-weight="bold" style:font-weight-asian="bold"/>
    </style:style>
    <style:style style:name="P124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25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26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27" style:family="paragraph" style:parent-style-name="Heading_20_2">
      <style:paragraph-properties fo:text-align="start" style:justify-single-word="false" fo:break-before="page"/>
      <style:text-properties style:font-name="Helvetica" style:font-name-complex="Helvetica"/>
    </style:style>
    <style:style style:name="P128" style:family="paragraph" style:parent-style-name="Heading_20_3">
      <style:paragraph-properties style:snap-to-layout-grid="false"/>
      <style:text-properties fo:font-weight="bold" style:font-weight-asian="bold"/>
    </style:style>
    <style:style style:name="P129" style:family="paragraph" style:parent-style-name="Heading_20_3">
      <style:text-properties style:font-name="Helvetica" fo:font-size="10pt" style:font-size-asian="10pt" style:font-name-complex="Helvetica"/>
    </style:style>
    <style:style style:name="P130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31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128e4d"/>
    </style:style>
    <style:style style:name="T2" style:family="text">
      <style:text-properties officeooo:rsid="0018e303"/>
    </style:style>
    <style:style style:name="T3" style:family="text">
      <style:text-properties officeooo:rsid="000239e1"/>
    </style:style>
    <style:style style:name="T4" style:family="text">
      <style:text-properties officeooo:rsid="00220454"/>
    </style:style>
    <style:style style:name="T5" style:family="text">
      <style:text-properties officeooo:rsid="002477fa"/>
    </style:style>
    <style:style style:name="T6" style:family="text">
      <style:text-properties officeooo:rsid="002d7832"/>
    </style:style>
    <style:style style:name="T7" style:family="text">
      <style:text-properties officeooo:rsid="0033fced"/>
    </style:style>
    <style:style style:name="T8" style:family="text">
      <style:text-properties officeooo:rsid="003bc593"/>
    </style:style>
    <style:style style:name="T9" style:family="text">
      <style:text-properties officeooo:rsid="003e227c"/>
    </style:style>
    <style:style style:name="T10" style:family="text">
      <style:text-properties officeooo:rsid="004a1ec1"/>
    </style:style>
    <style:style style:name="T11" style:family="text">
      <style:text-properties officeooo:rsid="004d6b5f"/>
    </style:style>
    <style:style style:name="T12" style:family="text">
      <style:text-properties officeooo:rsid="004f50d6"/>
    </style:style>
    <style:style style:name="T13" style:family="text">
      <style:text-properties officeooo:rsid="0056dae3"/>
    </style:style>
    <style:style style:name="T14" style:family="text">
      <style:text-properties officeooo:rsid="005837a6"/>
    </style:style>
    <style:style style:name="T15" style:family="text">
      <style:text-properties officeooo:rsid="005b80f2"/>
    </style:style>
    <style:style style:name="T16" style:family="text">
      <style:text-properties officeooo:rsid="005dfbda"/>
    </style:style>
    <style:style style:name="T17" style:family="text">
      <style:text-properties officeooo:rsid="006183a1"/>
    </style:style>
    <style:style style:name="T18" style:family="text">
      <style:text-properties officeooo:rsid="00618513"/>
    </style:style>
    <style:style style:name="T19" style:family="text">
      <style:text-properties officeooo:rsid="0062fe54"/>
    </style:style>
    <style:style style:name="T20" style:family="text">
      <style:text-properties officeooo:rsid="0064c223"/>
    </style:style>
    <style:style style:name="T21" style:family="text">
      <style:text-properties officeooo:rsid="00663dd7"/>
    </style:style>
    <style:style style:name="T22" style:family="text">
      <style:text-properties officeooo:rsid="006a3754"/>
    </style:style>
    <style:style style:name="T23" style:family="text">
      <style:text-properties officeooo:rsid="006b0517"/>
    </style:style>
    <style:style style:name="T24" style:family="text">
      <style:text-properties officeooo:rsid="006cab96"/>
    </style:style>
    <style:style style:name="T25" style:family="text">
      <style:text-properties officeooo:rsid="006da3b5"/>
    </style:style>
    <style:style style:name="T26" style:family="text">
      <style:text-properties officeooo:rsid="006e2f9c"/>
    </style:style>
    <style:style style:name="T27" style:family="text">
      <style:text-properties officeooo:rsid="006e3f3c"/>
    </style:style>
    <style:style style:name="T28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22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25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3" text:outline-level="1"/>
          </table:table-cell>
          <table:table-cell table:style-name="Table1.A2" table:number-columns-spanned="2" office:value-type="string">
            <text:h text:style-name="P128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24" text:outline-level="1">Project</text:h>
          </table:table-cell>
          <table:table-cell table:style-name="Table1.A3" table:number-columns-spanned="3" office:value-type="string">
            <text:h text:style-name="P13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79">0<text:span text:style-name="T23">2</text:span></text:p>
          </table:table-cell>
        </table:table-row>
        <table:table-row table:style-name="Table1.3">
          <table:table-cell table:style-name="Table1.A3" office:value-type="string">
            <text:h text:style-name="P131" text:outline-level="3">Responsible</text:h>
          </table:table-cell>
          <table:table-cell table:style-name="Table1.A3" table:number-columns-spanned="3" office:value-type="string">
            <text:p text:style-name="P19">Andrea Bottoli</text:p>
          </table:table-cell>
          <table:covered-table-cell/>
          <table:covered-table-cell/>
          <table:table-cell table:style-name="Table1.A3" office:value-type="string">
            <text:h text:style-name="P129" text:outline-level="3">Date</text:h>
          </table:table-cell>
          <table:table-cell table:style-name="Table1.F3" office:value-type="string">
            <text:p text:style-name="P20"><text:span text:style-name="T23">12</text:span>.<text:span text:style-name="T19">01</text:span>.201<text:span text:style-name="T19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26" text:outline-level="2">Executive Summary</text:h>
      <text:p text:style-name="P19"/>
      <text:p text:style-name="P43">Timeliness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General Project Status</text:p>
          </table:table-cell>
          <table:table-cell table:style-name="Table2.B1" office:value-type="string">
            <text:p text:style-name="P45">Fulfillment of Next Milestone</text:p>
          </table:table-cell>
        </table:table-row>
        <table:table-row table:style-name="Table2.2">
          <table:table-cell table:style-name="Table2.A2" office:value-type="string">
            <text:p text:style-name="P78">on track</text:p>
          </table:table-cell>
          <table:table-cell table:style-name="Table2.B2" office:value-type="string">
            <text:p text:style-name="P98"><text:span text:style-name="T14">o</text:span><text:span text:style-name="T6">n</text:span> <text:span text:style-name="T14">s</text:span>chedule</text:p>
          </table:table-cell>
        </table:table-row>
      </table:table>
      <text:p text:style-name="P19"/>
      <text:p text:style-name="P19"/>
      <text:h text:style-name="P127" text:outline-level="2">Results This Week</text:h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21">All</text:p>
          </table:table-cell>
          <table:table-cell table:style-name="Table3.B2" office:value-type="string">
            <text:p text:style-name="P21"><text:span text:style-name="T23">Tuesday</text:span> Meeting</text:p>
          </table:table-cell>
          <table:table-cell table:style-name="Table3.C2" office:value-type="string">
            <text:p text:style-name="P24">1</text:p>
          </table:table-cell>
          <table:table-cell table:style-name="Table3.D2" office:value-type="string">
            <text:p text:style-name="P24">2</text:p>
          </table:table-cell>
          <table:table-cell table:style-name="Table3.E2" office:value-type="string">
            <text:p text:style-name="P21">Internal meeting to discuss problems <text:span text:style-name="T17">and</text:span> project status</text:p>
          </table:table-cell>
        </table:table-row>
        <table:table-row table:style-name="Table3.1">
          <table:table-cell table:style-name="Table3.A3" office:value-type="string">
            <text:p text:style-name="P22">All</text:p>
          </table:table-cell>
          <table:table-cell table:style-name="Table3.B3" office:value-type="string">
            <text:p text:style-name="P22">Week Report</text:p>
          </table:table-cell>
          <table:table-cell table:style-name="Table3.C3" office:value-type="string">
            <text:p text:style-name="P25">1</text:p>
          </table:table-cell>
          <table:table-cell table:style-name="Table3.D3" office:value-type="string">
            <text:p text:style-name="P22">1</text:p>
          </table:table-cell>
          <table:table-cell table:style-name="Table3.E3" office:value-type="string">
            <text:p text:style-name="P23">Write the week report</text:p>
          </table:table-cell>
        </table:table-row>
        <table:table-row table:style-name="Table3.1">
          <table:table-cell table:style-name="Table3.A4" office:value-type="string">
            <text:p text:style-name="P106">All</text:p>
          </table:table-cell>
          <table:table-cell table:style-name="Table3.B4" office:value-type="string">
            <text:p text:style-name="P106">Final Questionnaire</text:p>
          </table:table-cell>
          <table:table-cell table:style-name="Table3.C4" office:value-type="string">
            <text:p text:style-name="P106">1</text:p>
          </table:table-cell>
          <table:table-cell table:style-name="Table3.D4" office:value-type="string">
            <text:p text:style-name="P106">1</text:p>
          </table:table-cell>
          <table:table-cell table:style-name="Table3.E4" office:value-type="string">
            <text:p text:style-name="P106">Write the final questionnaire</text:p>
          </table:table-cell>
        </table:table-row>
        <table:table-row table:style-name="Table3.1">
          <table:table-cell table:style-name="Table3.A5" office:value-type="string">
            <text:p text:style-name="P106">All</text:p>
          </table:table-cell>
          <table:table-cell table:style-name="Table3.B5" office:value-type="string">
            <text:p text:style-name="P106">Class Lecture</text:p>
          </table:table-cell>
          <table:table-cell table:style-name="Table3.C5" office:value-type="string">
            <text:p text:style-name="P106">3</text:p>
          </table:table-cell>
          <table:table-cell table:style-name="Table3.D5" office:value-type="string">
            <text:p text:style-name="P106">3</text:p>
          </table:table-cell>
          <table:table-cell table:style-name="Table3.E5" office:value-type="string">
            <text:p text:style-name="P106">In class for the final presentations of the DSD course</text:p>
          </table:table-cell>
        </table:table-row>
        <table:table-row table:style-name="Table3.1">
          <table:table-cell table:style-name="Table3.A8" office:value-type="string">
            <text:p text:style-name="P106">All</text:p>
          </table:table-cell>
          <table:table-cell table:style-name="Table3.B8" office:value-type="string">
            <text:p text:style-name="P106">Final Presentation</text:p>
          </table:table-cell>
          <table:table-cell table:style-name="Table3.C8" office:value-type="string">
            <text:p text:style-name="P106">1</text:p>
          </table:table-cell>
          <table:table-cell table:style-name="Table3.D8" office:value-type="string">
            <text:p text:style-name="P106">1</text:p>
          </table:table-cell>
          <table:table-cell table:style-name="Table3.E8" office:value-type="string">
            <text:p text:style-name="P106">Final Presentation</text:p>
          </table:table-cell>
        </table:table-row>
        <table:table-row table:style-name="Table3.1">
          <table:table-cell table:style-name="Table3.A8" office:value-type="string">
            <text:p text:style-name="P106">Andrea Bottoli, Lorenzo Pagliari</text:p>
          </table:table-cell>
          <table:table-cell table:style-name="Table3.B8" office:value-type="string">
            <text:p text:style-name="P106">Prepare presentation</text:p>
          </table:table-cell>
          <table:table-cell table:style-name="Table3.C8" office:value-type="string">
            <text:p text:style-name="P115">6</text:p>
          </table:table-cell>
          <table:table-cell table:style-name="Table3.D8" office:value-type="string">
            <text:p text:style-name="P106">6</text:p>
          </table:table-cell>
          <table:table-cell table:style-name="Table3.E8" office:value-type="string">
            <text:p text:style-name="P40"><text:span text:style-name="T23">Prepared the final presentation </text:span><text:span text:style-name="T24">in a statical way</text:span></text:p>
          </table:table-cell>
        </table:table-row>
        <table:table-row table:style-name="Table3.1">
          <table:table-cell table:style-name="Table3.A8" office:value-type="string">
            <text:p text:style-name="P106">Andrea Bottoli, Lorenzo Pagliari</text:p>
          </table:table-cell>
          <table:table-cell table:style-name="Table3.B8" office:value-type="string">
            <text:p text:style-name="P106">Project Plan</text:p>
          </table:table-cell>
          <table:table-cell table:style-name="Table3.C8" office:value-type="string">
            <text:p text:style-name="P115">4</text:p>
          </table:table-cell>
          <table:table-cell table:style-name="Table3.D8" office:value-type="string">
            <text:p text:style-name="P106">4</text:p>
          </table:table-cell>
          <table:table-cell table:style-name="Table3.E8" office:value-type="string">
            <text:p text:style-name="P106">Updated the project plan</text:p>
          </table:table-cell>
        </table:table-row>
        <table:table-row table:style-name="Table3.1">
          <table:table-cell table:style-name="Table3.A9" office:value-type="string">
            <text:p text:style-name="P42"><text:span text:style-name="T23">Andrea Bottoli, Marko Brcic</text:span></text:p>
          </table:table-cell>
          <table:table-cell table:style-name="Table3.B9" office:value-type="string">
            <text:p text:style-name="P106">Desing Doc</text:p>
          </table:table-cell>
          <table:table-cell table:style-name="Table3.C9" office:value-type="string">
            <text:p text:style-name="P115">3</text:p>
          </table:table-cell>
          <table:table-cell table:style-name="Table3.D9" office:value-type="string">
            <text:p text:style-name="P106">3</text:p>
          </table:table-cell>
          <table:table-cell table:style-name="Table3.E9" office:value-type="string">
            <text:p text:style-name="P106">Updated the design documentation</text:p>
          </table:table-cell>
        </table:table-row>
        <table:table-row table:style-name="Table3.1">
          <table:table-cell table:style-name="Table3.A10" office:value-type="string">
            <text:p text:style-name="P106">Andrea Bottoli</text:p>
          </table:table-cell>
          <table:table-cell table:style-name="Table3.B10" office:value-type="string">
            <text:p text:style-name="P106">Summary Week Report</text:p>
          </table:table-cell>
          <table:table-cell table:style-name="Table3.C10" office:value-type="string">
            <text:p text:style-name="P115">2</text:p>
          </table:table-cell>
          <table:table-cell table:style-name="Table3.D10" office:value-type="string">
            <text:p text:style-name="P106">2</text:p>
          </table:table-cell>
          <table:table-cell table:style-name="Table3.E10" office:value-type="string">
            <text:p text:style-name="P106">Write the summary week report</text:p>
          </table:table-cell>
        </table:table-row>
        <table:table-row table:style-name="Table3.1">
          <table:table-cell table:style-name="Table3.A11" office:value-type="string">
            <text:p text:style-name="P106">Andrea Bottoli</text:p>
          </table:table-cell>
          <table:table-cell table:style-name="Table3.A11" office:value-type="string">
            <text:p text:style-name="P106">Requirements Doc</text:p>
          </table:table-cell>
          <table:table-cell table:style-name="Table3.A11" office:value-type="string">
            <text:p text:style-name="P115">1</text:p>
          </table:table-cell>
          <table:table-cell table:style-name="Table3.A11" office:value-type="string">
            <text:p text:style-name="P106">1</text:p>
          </table:table-cell>
          <table:table-cell table:style-name="Table3.E11" office:value-type="string">
            <text:p text:style-name="P106">Updated the requirements documentation</text:p>
          </table:table-cell>
        </table:table-row>
        <table:table-row table:style-name="Table3.1">
          <table:table-cell table:style-name="Table3.A11" office:value-type="string">
            <text:p text:style-name="P106">Andrea Bottoli</text:p>
          </table:table-cell>
          <table:table-cell table:style-name="Table3.A11" office:value-type="string">
            <text:p text:style-name="P106">Fill DB</text:p>
          </table:table-cell>
          <table:table-cell table:style-name="Table3.A11" office:value-type="string">
            <text:p text:style-name="P115">7</text:p>
          </table:table-cell>
          <table:table-cell table:style-name="Table3.A11" office:value-type="string">
            <text:p text:style-name="P106">7</text:p>
          </table:table-cell>
          <table:table-cell table:style-name="Table3.E11" office:value-type="string">
            <text:p text:style-name="P106">Filled the remote DB</text:p>
          </table:table-cell>
        </table:table-row>
        <table:table-row table:style-name="Table3.1">
          <table:table-cell table:style-name="Table3.A11" office:value-type="string">
            <text:p text:style-name="P106">Andrea Bottoli</text:p>
          </table:table-cell>
          <table:table-cell table:style-name="Table3.A11" office:value-type="string">
            <text:p text:style-name="P106">Final Project Report</text:p>
          </table:table-cell>
          <table:table-cell table:style-name="Table3.A11" office:value-type="string">
            <text:p text:style-name="P117">2</text:p>
          </table:table-cell>
          <table:table-cell table:style-name="Table3.A11" office:value-type="string">
            <text:p text:style-name="P106">2</text:p>
          </table:table-cell>
          <table:table-cell table:style-name="Table3.E11" office:value-type="string">
            <text:p text:style-name="P106">Write the final project report</text:p>
          </table:table-cell>
        </table:table-row>
        <table:table-row table:style-name="Table3.1">
          <table:table-cell table:style-name="Table3.A11" office:value-type="string">
            <text:p text:style-name="P106">Marko Brcic</text:p>
          </table:table-cell>
          <table:table-cell table:style-name="Table3.A11" office:value-type="string">
            <text:p text:style-name="P106">Prezi Presentation</text:p>
          </table:table-cell>
          <table:table-cell table:style-name="Table3.A11" office:value-type="string">
            <text:p text:style-name="P115">10</text:p>
          </table:table-cell>
          <table:table-cell table:style-name="Table3.A11" office:value-type="string">
            <text:p text:style-name="P106">10</text:p>
          </table:table-cell>
          <table:table-cell table:style-name="Table3.E11" office:value-type="string">
            <text:p text:style-name="P106">Put the final presentation in Prezi for additional animations</text:p>
          </table:table-cell>
        </table:table-row>
        <table:table-row table:style-name="Table3.1">
          <table:table-cell table:style-name="Table3.A11" office:value-type="string">
            <text:p text:style-name="P106">Marko Brcic</text:p>
          </table:table-cell>
          <table:table-cell table:style-name="Table3.A11" office:value-type="string">
            <text:p text:style-name="P106">Deployment</text:p>
          </table:table-cell>
          <table:table-cell table:style-name="Table3.A11" office:value-type="string">
            <text:p text:style-name="P115">2</text:p>
          </table:table-cell>
          <table:table-cell table:style-name="Table3.A11" office:value-type="string">
            <text:p text:style-name="P106">2</text:p>
          </table:table-cell>
          <table:table-cell table:style-name="Table3.E11" office:value-type="string">
            <text:p text:style-name="P106">Deployment of the final project</text:p>
          </table:table-cell>
        </table:table-row>
        <table:table-row table:style-name="Table3.1">
          <table:table-cell table:style-name="Table3.A11" office:value-type="string">
            <text:p text:style-name="P107"><text:span text:style-name="T25">Jorn Tillmanns</text:span></text:p>
          </table:table-cell>
          <table:table-cell table:style-name="Table3.A11" office:value-type="string">
            <text:p text:style-name="P107"><text:span text:style-name="T25">Documentation</text:span></text:p>
          </table:table-cell>
          <table:table-cell table:style-name="Table3.A11" office:value-type="string">
            <text:p text:style-name="P116"><text:span text:style-name="T25">8</text:span></text:p>
          </table:table-cell>
          <table:table-cell table:style-name="Table3.A11" office:value-type="string">
            <text:p text:style-name="P107"><text:span text:style-name="T25">8</text:span></text:p>
          </table:table-cell>
          <table:table-cell table:style-name="Table3.E11" office:value-type="string">
            <text:p text:style-name="P107"><text:span text:style-name="T25">Finalize documentation</text:span></text:p>
          </table:table-cell>
        </table:table-row>
        <table:table-row table:style-name="Table3.1">
          <table:table-cell table:style-name="Table3.A11" office:value-type="string">
            <text:p text:style-name="P106">Miraldi Fifo</text:p>
          </table:table-cell>
          <table:table-cell table:style-name="Table3.A11" office:value-type="string">
            <text:p text:style-name="P106">Test Report</text:p>
          </table:table-cell>
          <table:table-cell table:style-name="Table3.A11" office:value-type="string">
            <text:p text:style-name="P115">8</text:p>
          </table:table-cell>
          <table:table-cell table:style-name="Table3.A11" office:value-type="string">
            <text:p text:style-name="P106">8</text:p>
          </table:table-cell>
          <table:table-cell table:style-name="Table3.E11" office:value-type="string">
            <text:p text:style-name="P106">Finalized Test Report</text:p>
          </table:table-cell>
        </table:table-row>
      </table:table>
      <text:p text:style-name="P19"/>
      <text:p text:style-name="P19"/>
      <text:h text:style-name="P127" text:outline-level="2">Activities Planned for Next Period</text:h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21">All</text:p>
          </table:table-cell>
          <table:table-cell table:style-name="Table4.B2" office:value-type="string">
            <text:p text:style-name="P21"><text:span text:style-name="T17">Tuesday</text:span> Meeting</text:p>
          </table:table-cell>
          <table:table-cell table:style-name="Table4.C2" office:value-type="string">
            <text:p text:style-name="P21">2</text:p>
          </table:table-cell>
          <table:table-cell table:style-name="Table4.D2" office:value-type="string">
            <text:p text:style-name="P21">Internal meeting to discuss problems <text:span text:style-name="T15">and</text:span> project status</text:p>
          </table:table-cell>
        </table:table-row>
        <table:table-row table:style-name="Table4.1">
          <table:table-cell table:style-name="Table4.A3" office:value-type="string">
            <text:p text:style-name="P106">All</text:p>
          </table:table-cell>
          <table:table-cell table:style-name="Table4.B3" office:value-type="string">
            <text:p text:style-name="P106">Finalize Documents</text:p>
          </table:table-cell>
          <table:table-cell table:style-name="Table4.C3" office:value-type="string">
            <text:p text:style-name="P106">10</text:p>
          </table:table-cell>
          <table:table-cell table:style-name="Table4.D3" office:value-type="string">
            <text:p text:style-name="P106">Finalize all the documents and put them on the project site</text:p>
          </table:table-cell>
        </table:table-row>
        <table:table-row table:style-name="Table4.1">
          <table:table-cell table:style-name="Table4.A4" office:value-type="string">
            <text:p text:style-name="P106">All</text:p>
          </table:table-cell>
          <table:table-cell table:style-name="Table4.B4" office:value-type="string">
            <text:p text:style-name="P106">Final Product</text:p>
          </table:table-cell>
          <table:table-cell table:style-name="Table4.C4" office:value-type="string">
            <text:p text:style-name="P106">3</text:p>
          </table:table-cell>
          <table:table-cell table:style-name="Table4.D4" office:value-type="string">
            <text:p text:style-name="P106">Made the last changes to the product and put in on the project site</text:p>
          </table:table-cell>
        </table:table-row>
      </table:table>
      <text:h text:style-name="P126" text:outline-level="2"/>
      <text:h text:style-name="P126" text:outline-level="2">Comments / Experiences / Problems</text:h>
      <text:p text:style-name="P28"/>
      <text:list xml:id="list1876920166648877046" text:style-name="L1">
        <text:list-item>
          <text:p text:style-name="P108">The DB is very huge: at this moment, we have more than <text:span text:style-name="T10">26'</text:span>000<text:span text:style-name="T10">'</text:span>000 tuples in Raw_Data table</text:p>
        </text:list-item>
        <text:list-item>
          <text:p text:style-name="P109">Founded some bugs in the project; we are fixing them</text:p>
        </text:list-item>
        <text:list-item>
          <text:p text:style-name="P110">Sometimes the VM is down, so we cannot use the DB and we have to stop our work</text:p>
        </text:list-item>
        <text:list-item>
          <text:p text:style-name="P111">This week <text:span text:style-name="T26">Andrea and Lorenzo went to MDH and spent some very good time with Swedish team</text:span></text:p>
        </text:list-item>
      </text:list>
      <text:p text:style-name="P19"/>
      <text:h text:style-name="P127" text:outline-level="2">Metrics</text:h>
      <text:p text:style-name="P19"/>
      <text:p text:style-name="P43">Milestones</text:p>
      <text:p text:style-name="P19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84">M-00<text:span text:style-name="T1">1</text:span></text:p></table:table-cell><table:table-cell table:style-name="Table6.B4" office:value-type="string"><text:p text:style-name="P80">Project Plan &amp; Vision</text:p></table:table-cell><table:table-cell table:style-name="Table6.C4" office:value-type="string"><text:p text:style-name="P80">All</text:p></table:table-cell><table:table-cell table:style-name="Table6.D4" office:value-type="string"><text:p text:style-name="P80">42</text:p></table:table-cell><table:table-cell table:style-name="Table6.E4" office:value-type="string"><text:p text:style-name="P80">42</text:p></table:table-cell><table:table-cell table:style-name="Table6.F4" office:value-type="string"><text:p text:style-name="P80">0</text:p></table:table-cell><table:table-cell table:style-name="Table6.G4" office:value-type="string"><text:p text:style-name="P80">4<text:span text:style-name="T1">3</text:span></text:p></table:table-cell><table:table-cell table:style-name="Table6.H4" office:value-type="string"><text:p text:style-name="P85"/></table:table-cell><table:table-cell table:style-name="Table6.I4" office:value-type="string"><text:p text:style-name="P20"/></table:table-cell></table:table-row><table:table-row table:style-name="Table6.4"><table:table-cell table:style-name="Table6.A5" office:value-type="string"><text:p text:style-name="P84">M-002</text:p></table:table-cell><table:table-cell table:style-name="Table6.B5" office:value-type="string"><text:p text:style-name="P81">Requirements gathering</text:p></table:table-cell><table:table-cell table:style-name="Table6.C5" office:value-type="string"><text:p text:style-name="P81">All</text:p></table:table-cell><table:table-cell table:style-name="Table6.D5" office:value-type="string"><text:p text:style-name="P81">43</text:p></table:table-cell><table:table-cell table:style-name="Table6.E5" office:value-type="string"><text:p text:style-name="P81">43</text:p></table:table-cell><table:table-cell table:style-name="Table6.F5" office:value-type="string"><text:p text:style-name="P81">0</text:p></table:table-cell><table:table-cell table:style-name="Table6.G5" office:value-type="string"><text:p text:style-name="P81">43</text:p></table:table-cell><table:table-cell table:style-name="Table6.H5" office:value-type="string"><text:p text:style-name="P20"/></table:table-cell><table:table-cell table:style-name="Table6.I5" office:value-type="string"><text:p text:style-name="P20"/></table:table-cell></table:table-row><table:table-row table:style-name="Table6.4"><table:table-cell table:style-name="Table6.A6" office:value-type="string"><text:p text:style-name="P86"><text:span text:style-name="T1">M-</text:span>00<text:span text:style-name="T1">3</text:span></text:p></table:table-cell><table:table-cell table:style-name="Table6.B6" office:value-type="string"><text:p text:style-name="P22">Requirements document</text:p></table:table-cell><table:table-cell table:style-name="Table6.C6" office:value-type="string"><text:p text:style-name="P22">All</text:p></table:table-cell><table:table-cell table:style-name="Table6.D6" office:value-type="string"><text:p text:style-name="P22">43</text:p></table:table-cell><table:table-cell table:style-name="Table6.E6" office:value-type="string"><text:p text:style-name="P22">44</text:p></table:table-cell><table:table-cell table:style-name="Table6.F6" office:value-type="string"><text:p text:style-name="P22">1</text:p></table:table-cell><table:table-cell table:style-name="Table6.G6" office:value-type="string"><text:p text:style-name="P22">43</text:p></table:table-cell><table:table-cell table:style-name="Table6.H6" office:value-type="string"><text:p text:style-name="P20"/></table:table-cell><table:table-cell table:style-name="Table6.I6" office:value-type="string"><text:p text:style-name="P20"/></table:table-cell></table:table-row><table:table-row table:style-name="Table6.4"><table:table-cell table:style-name="Table6.A7" office:value-type="string"><text:p text:style-name="P86"><text:span text:style-name="T1">M-</text:span>00<text:span text:style-name="T1">4</text:span></text:p></table:table-cell><table:table-cell table:style-name="Table6.B7" office:value-type="string"><text:p text:style-name="P22">System Design</text:p></table:table-cell><table:table-cell table:style-name="Table6.C7" office:value-type="string"><text:p text:style-name="P22">All</text:p></table:table-cell><table:table-cell table:style-name="Table6.D7" office:value-type="string"><text:p text:style-name="P22">43</text:p></table:table-cell><table:table-cell table:style-name="Table6.E7" office:value-type="string"><text:p text:style-name="P22">44</text:p></table:table-cell><table:table-cell table:style-name="Table6.F7" office:value-type="string"><text:p text:style-name="P22">0</text:p></table:table-cell><table:table-cell table:style-name="Table6.G7" office:value-type="string"><text:p text:style-name="P22">43</text:p></table:table-cell><table:table-cell table:style-name="Table6.H7" office:value-type="string"><text:p text:style-name="P20"/></table:table-cell><table:table-cell table:style-name="Table6.I7" office:value-type="string"><text:p text:style-name="P20"/></table:table-cell></table:table-row><table:table-row table:style-name="Table6.4"><table:table-cell table:style-name="Table6.A8" office:value-type="string"><text:p text:style-name="P87"><text:span text:style-name="T1">M-</text:span>00<text:span text:style-name="T2">5</text:span></text:p></table:table-cell><table:table-cell table:style-name="Table6.B8" office:value-type="string"><text:p text:style-name="P26">Requirement Document</text:p></table:table-cell><table:table-cell table:style-name="Table6.C8" office:value-type="string"><text:p text:style-name="P26">All</text:p></table:table-cell><table:table-cell table:style-name="Table6.D8" office:value-type="string"><text:p text:style-name="P26">44</text:p></table:table-cell><table:table-cell table:style-name="Table6.E8" office:value-type="string"><text:p text:style-name="P26">44</text:p></table:table-cell><table:table-cell table:style-name="Table6.F8" office:value-type="string"><text:p text:style-name="P26">0</text:p></table:table-cell><table:table-cell table:style-name="Table6.G8" office:value-type="string"><text:p text:style-name="P26">44</text:p></table:table-cell><table:table-cell table:style-name="Table6.H8" office:value-type="string"><text:p text:style-name="P20"/></table:table-cell><table:table-cell table:style-name="Table6.I8" office:value-type="string"><text:p text:style-name="P20"/></table:table-cell></table:table-row><table:table-row table:style-name="Table6.4"><table:table-cell table:style-name="Table6.A9" office:value-type="string"><text:p text:style-name="P87"><text:span text:style-name="T1">M-</text:span>00<text:span text:style-name="T2">6</text:span></text:p></table:table-cell><table:table-cell table:style-name="Table6.B9" office:value-type="string"><text:p text:style-name="P26">Design Document</text:p></table:table-cell><table:table-cell table:style-name="Table6.C9" office:value-type="string"><text:p text:style-name="P26">All</text:p></table:table-cell><table:table-cell table:style-name="Table6.D9" office:value-type="string"><text:p text:style-name="P26">44</text:p></table:table-cell><table:table-cell table:style-name="Table6.E9" office:value-type="string"><text:p text:style-name="P26">44</text:p></table:table-cell><table:table-cell table:style-name="Table6.F9" office:value-type="string"><text:p text:style-name="P26">0</text:p></table:table-cell><table:table-cell table:style-name="Table6.G9" office:value-type="string"><text:p text:style-name="P26">44</text:p></table:table-cell><table:table-cell table:style-name="Table6.H9" office:value-type="string"><text:p text:style-name="P20"/></table:table-cell><table:table-cell table:style-name="Table6.I9" office:value-type="string"><text:p text:style-name="P20"/></table:table-cell></table:table-row><table:table-row table:style-name="Table6.4"><table:table-cell table:style-name="Table6.A10" office:value-type="string"><text:p text:style-name="P87"><text:span text:style-name="T1">M-</text:span>00<text:span text:style-name="T2">7</text:span></text:p></table:table-cell><table:table-cell table:style-name="Table6.B10" office:value-type="string"><text:p text:style-name="P26">Status Report</text:p></table:table-cell><table:table-cell table:style-name="Table6.C10" office:value-type="string"><text:p text:style-name="P26">All</text:p></table:table-cell><table:table-cell table:style-name="Table6.D10" office:value-type="string"><text:p text:style-name="P26">44</text:p></table:table-cell><table:table-cell table:style-name="Table6.E10" office:value-type="string"><text:p text:style-name="P26">44</text:p></table:table-cell><table:table-cell table:style-name="Table6.F10" office:value-type="string"><text:p text:style-name="P26">0</text:p></table:table-cell><table:table-cell table:style-name="Table6.G10" office:value-type="string"><text:p text:style-name="P26">44</text:p></table:table-cell><table:table-cell table:style-name="Table6.H10" office:value-type="string"><text:p text:style-name="P20"/></table:table-cell><table:table-cell table:style-name="Table6.I10" office:value-type="string"><text:p text:style-name="P20"/></table:table-cell></table:table-row><table:table-row table:style-name="Table6.4"><table:table-cell table:style-name="Table6.A11" office:value-type="string"><text:p text:style-name="P88">M-008</text:p></table:table-cell><table:table-cell table:style-name="Table6.B11" office:value-type="string"><text:p text:style-name="P83">Organize Repository</text:p></table:table-cell><table:table-cell table:style-name="Table6.C11" office:value-type="string"><text:p text:style-name="P83">Marko Brcic</text:p></table:table-cell><table:table-cell table:style-name="Table6.D11" office:value-type="string"><text:p text:style-name="P83">45</text:p></table:table-cell><table:table-cell table:style-name="Table6.E11" office:value-type="string"><text:p text:style-name="P83">45</text:p></table:table-cell><table:table-cell table:style-name="Table6.F11" office:value-type="string"><text:p text:style-name="P83">0</text:p></table:table-cell><table:table-cell table:style-name="Table6.G11" office:value-type="string"><text:p text:style-name="P83">45</text:p></table:table-cell><table:table-cell table:style-name="Table6.H11" office:value-type="string"><text:p text:style-name="P85"/></table:table-cell><table:table-cell table:style-name="Table6.I11" office:value-type="string"><text:p text:style-name="P20"/></table:table-cell></table:table-row><table:table-row table:style-name="Table6.4"><table:table-cell table:style-name="Table6.A12" office:value-type="string"><text:p text:style-name="P89">M-009</text:p></table:table-cell><table:table-cell table:style-name="Table6.B12" office:value-type="string"><text:p text:style-name="P83">Team Policies</text:p></table:table-cell><table:table-cell table:style-name="Table6.C12" office:value-type="string"><text:p text:style-name="P83">Marko Brcic</text:p></table:table-cell><table:table-cell table:style-name="Table6.D12" office:value-type="string"><text:p text:style-name="P83">45</text:p></table:table-cell><table:table-cell table:style-name="Table6.E12" office:value-type="string"><text:p text:style-name="P83">45</text:p></table:table-cell><table:table-cell table:style-name="Table6.F12" office:value-type="string"><text:p text:style-name="P83">0</text:p></table:table-cell><table:table-cell table:style-name="Table6.G12" office:value-type="string"><text:p text:style-name="P83">45</text:p></table:table-cell><table:table-cell table:style-name="Table6.H12" office:value-type="string"><text:p text:style-name="P20"/></table:table-cell><table:table-cell table:style-name="Table6.I12" office:value-type="string"><text:p text:style-name="P20"/></table:table-cell></table:table-row><table:table-row table:style-name="Table6.4"><table:table-cell table:style-name="Table6.A13" office:value-type="string"><text:p text:style-name="P90">M-010</text:p></table:table-cell><table:table-cell table:style-name="Table6.B13" office:value-type="string"><text:p text:style-name="P27">Share telephone number</text:p></table:table-cell><table:table-cell table:style-name="Table6.C13" office:value-type="string"><text:p text:style-name="P27">All</text:p></table:table-cell><table:table-cell table:style-name="Table6.D13" office:value-type="string"><text:p text:style-name="P27">45</text:p></table:table-cell><table:table-cell table:style-name="Table6.E13" office:value-type="string"><text:p text:style-name="P27">45</text:p></table:table-cell><table:table-cell table:style-name="Table6.F13" office:value-type="string"><text:p text:style-name="P27">0</text:p></table:table-cell><table:table-cell table:style-name="Table6.G13" office:value-type="string"><text:p text:style-name="P27">45</text:p></table:table-cell><table:table-cell table:style-name="Table6.H13" office:value-type="string"><text:p text:style-name="P20"/></table:table-cell><table:table-cell table:style-name="Table6.I13" office:value-type="string"><text:p text:style-name="P20"/></table:table-cell></table:table-row><table:table-row table:style-name="Table6.4"><table:table-cell table:style-name="Table6.A14" office:value-type="string"><text:p text:style-name="P90">M-011</text:p></table:table-cell><table:table-cell table:style-name="Table6.B14" office:value-type="string"><text:p text:style-name="P27">Modify Requirement Doc</text:p></table:table-cell><table:table-cell table:style-name="Table6.C14" office:value-type="string"><text:p text:style-name="P27">Dzana Kujan</text:p></table:table-cell><table:table-cell table:style-name="Table6.D14" office:value-type="string"><text:p text:style-name="P27">45</text:p></table:table-cell><table:table-cell table:style-name="Table6.E14" office:value-type="string"><text:p text:style-name="P27">46</text:p></table:table-cell><table:table-cell table:style-name="Table6.F14" office:value-type="string"><text:p text:style-name="P27">1</text:p></table:table-cell><table:table-cell table:style-name="Table6.G14" office:value-type="string"><text:p text:style-name="P27">45</text:p></table:table-cell><table:table-cell table:style-name="Table6.H14" office:value-type="string"><text:p text:style-name="P20"/></table:table-cell><table:table-cell table:style-name="Table6.I14" office:value-type="string"><text:p text:style-name="P20"/></table:table-cell></table:table-row><table:table-row table:style-name="Table6.4"><table:table-cell table:style-name="Table6.A15" office:value-type="string"><text:p text:style-name="P90">M-012</text:p></table:table-cell><table:table-cell table:style-name="Table6.B15" office:value-type="string"><text:p text:style-name="P27">Modify Design Doc</text:p></table:table-cell><table:table-cell table:style-name="Table6.C15" office:value-type="string"><text:p text:style-name="P27">Lorenzo Pagliari</text:p></table:table-cell><table:table-cell table:style-name="Table6.D15" office:value-type="string"><text:p text:style-name="P27">45</text:p></table:table-cell><table:table-cell table:style-name="Table6.E15" office:value-type="string"><text:p text:style-name="P27">46</text:p></table:table-cell><table:table-cell table:style-name="Table6.F15" office:value-type="string"><text:p text:style-name="P27">1</text:p></table:table-cell><table:table-cell table:style-name="Table6.G15" office:value-type="string"><text:p text:style-name="P27">45</text:p></table:table-cell><table:table-cell table:style-name="Table6.H15" office:value-type="string"><text:p text:style-name="P20"/></table:table-cell><table:table-cell table:style-name="Table6.I15" office:value-type="string"><text:p text:style-name="P20"/></table:table-cell></table:table-row><table:table-row table:style-name="Table6.4"><table:table-cell table:style-name="Table6.A16" office:value-type="string"><text:p text:style-name="P90">M-013</text:p></table:table-cell><table:table-cell table:style-name="Table6.B16" office:value-type="string"><text:p text:style-name="P27">Setup tools on PC</text:p></table:table-cell><table:table-cell table:style-name="Table6.C16" office:value-type="string"><text:p text:style-name="P27">All</text:p></table:table-cell><table:table-cell table:style-name="Table6.D16" office:value-type="string"><text:p text:style-name="P27">45</text:p></table:table-cell><table:table-cell table:style-name="Table6.E16" office:value-type="string"><text:p text:style-name="P27">45</text:p></table:table-cell><table:table-cell table:style-name="Table6.F16" office:value-type="string"><text:p text:style-name="P27">0</text:p></table:table-cell><table:table-cell table:style-name="Table6.G16" office:value-type="string"><text:p text:style-name="P27">45</text:p></table:table-cell><table:table-cell table:style-name="Table6.H16" office:value-type="string"><text:p text:style-name="P20"/></table:table-cell><table:table-cell table:style-name="Table6.I16" office:value-type="string"><text:p text:style-name="P20"/></table:table-cell></table:table-row><table:table-row table:style-name="Table6.4"><table:table-cell table:style-name="Table6.A17" office:value-type="string"><text:p text:style-name="P90">M-014</text:p></table:table-cell><table:table-cell table:style-name="Table6.B17" office:value-type="string"><text:p text:style-name="P26">Change DB</text:p></table:table-cell><table:table-cell table:style-name="Table6.C17" office:value-type="string"><text:p text:style-name="P26">Jorn Tillmanns</text:p></table:table-cell><table:table-cell table:style-name="Table6.D17" office:value-type="string"><text:p text:style-name="P26">45</text:p></table:table-cell><table:table-cell table:style-name="Table6.E17" office:value-type="string"><text:p text:style-name="P26">45</text:p></table:table-cell><table:table-cell table:style-name="Table6.F17" office:value-type="string"><text:p text:style-name="P26">0</text:p></table:table-cell><table:table-cell table:style-name="Table6.G17" office:value-type="string"><text:p text:style-name="P26">45</text:p></table:table-cell><table:table-cell table:style-name="Table6.H17" office:value-type="string"><text:p text:style-name="P20"/></table:table-cell><table:table-cell table:style-name="Table6.I17" office:value-type="string"><text:p text:style-name="P20"/></table:table-cell></table:table-row><table:table-row table:style-name="Table6.4"><table:table-cell table:style-name="Table6.A18" office:value-type="string"><text:p text:style-name="P91">M-015</text:p></table:table-cell><table:table-cell table:style-name="Table6.B18" office:value-type="string"><text:p text:style-name="P80">Implementation Parser</text:p></table:table-cell><table:table-cell table:style-name="Table6.C18" office:value-type="string"><text:p text:style-name="P80">Jorn Tillmanns</text:p></table:table-cell><table:table-cell table:style-name="Table6.D18" office:value-type="string"><text:p text:style-name="P80">45</text:p></table:table-cell><table:table-cell table:style-name="Table6.E18" office:value-type="string"><text:p text:style-name="P80">45</text:p></table:table-cell><table:table-cell table:style-name="Table6.F18" office:value-type="string"><text:p text:style-name="P80">0</text:p></table:table-cell><table:table-cell table:style-name="Table6.G18" office:value-type="string"><text:p text:style-name="P82">45</text:p></table:table-cell><table:table-cell table:style-name="Table6.H18" office:value-type="string"><text:p text:style-name="P85"/></table:table-cell><table:table-cell table:style-name="Table6.I18" office:value-type="string"><text:p text:style-name="P20"/></table:table-cell></table:table-row><table:table-row table:style-name="Table6.4"><table:table-cell table:style-name="Table6.A19" office:value-type="string"><text:p text:style-name="P84">M-016</text:p></table:table-cell><table:table-cell table:style-name="Table6.B19" office:value-type="string"><text:p text:style-name="P81">Implementation DAO</text:p></table:table-cell><table:table-cell table:style-name="Table6.C19" office:value-type="string"><text:p text:style-name="P81">Jorn Tillmanns</text:p></table:table-cell><table:table-cell table:style-name="Table6.D19" office:value-type="string"><text:p text:style-name="P81">45</text:p></table:table-cell><table:table-cell table:style-name="Table6.E19" office:value-type="string"><text:p text:style-name="P81">45</text:p></table:table-cell><table:table-cell table:style-name="Table6.F19" office:value-type="string"><text:p text:style-name="P81">0</text:p></table:table-cell><table:table-cell table:style-name="Table6.G19" office:value-type="string"><text:p text:style-name="P81">45</text:p></table:table-cell><table:table-cell table:style-name="Table6.H19" office:value-type="string"><text:p text:style-name="P20"/></table:table-cell><table:table-cell table:style-name="Table6.I19" office:value-type="string"><text:p text:style-name="P20"/></table:table-cell></table:table-row><table:table-row table:style-name="Table6.4"><table:table-cell table:style-name="Table6.A20" office:value-type="string"><text:p text:style-name="P92">M-017</text:p></table:table-cell><table:table-cell table:style-name="Table6.B20" office:value-type="string"><text:p text:style-name="P22">Start Implementation Math</text:p></table:table-cell><table:table-cell table:style-name="Table6.C20" office:value-type="string"><text:p text:style-name="P22">Andrea Bottoli</text:p></table:table-cell><table:table-cell table:style-name="Table6.D20" office:value-type="string"><text:p text:style-name="P22">45</text:p></table:table-cell><table:table-cell table:style-name="Table6.E20" office:value-type="string"><text:p text:style-name="P22">46</text:p></table:table-cell><table:table-cell table:style-name="Table6.F20" office:value-type="string"><text:p text:style-name="P27">1</text:p></table:table-cell><table:table-cell table:style-name="Table6.G20" office:value-type="string"><text:p text:style-name="P22">45</text:p></table:table-cell><table:table-cell table:style-name="Table6.H20" office:value-type="string"><text:p text:style-name="P20"/></table:table-cell><table:table-cell table:style-name="Table6.I20" office:value-type="string"><text:p text:style-name="P20"/></table:table-cell></table:table-row><table:table-row table:style-name="Table6.4"><table:table-cell table:style-name="Table6.A21" office:value-type="string"><text:p text:style-name="P94">M-018</text:p></table:table-cell><table:table-cell table:style-name="Table6.B21" office:value-type="string"><text:p text:style-name="P29">Test Parser</text:p></table:table-cell><table:table-cell table:style-name="Table6.C21" office:value-type="string"><text:p text:style-name="P29">Miraldi Fifo</text:p></table:table-cell><table:table-cell table:style-name="Table6.D21" office:value-type="string"><text:p text:style-name="P29">46</text:p></table:table-cell><table:table-cell table:style-name="Table6.E21" office:value-type="string"><text:p text:style-name="P29">4<text:span text:style-name="T5">7</text:span></text:p></table:table-cell><table:table-cell table:style-name="Table6.F21" office:value-type="string"><text:p text:style-name="P30">0</text:p></table:table-cell><table:table-cell table:style-name="Table6.G21" office:value-type="string"><text:p text:style-name="P29">4<text:span text:style-name="T5">6</text:span></text:p></table:table-cell><table:table-cell table:style-name="Table6.H21" office:value-type="string"><text:p text:style-name="P20"/></table:table-cell><table:table-cell table:style-name="Table6.I21" office:value-type="string"><text:p text:style-name="P20"/></table:table-cell></table:table-row><table:table-row table:style-name="Table6.4"><table:table-cell table:style-name="Table6.A22" office:value-type="string"><text:p text:style-name="P93">M-01<text:span text:style-name="T4">9</text:span></text:p></table:table-cell><table:table-cell table:style-name="Table6.B22" office:value-type="string"><text:p text:style-name="P29">Test Classes alpha prot.</text:p></table:table-cell><table:table-cell table:style-name="Table6.C22" office:value-type="string"><text:p text:style-name="P29">Miraldi Fifo</text:p></table:table-cell><table:table-cell table:style-name="Table6.D22" office:value-type="string"><text:p text:style-name="P29">46</text:p></table:table-cell><table:table-cell table:style-name="Table6.E22" office:value-type="string"><text:p text:style-name="P29">47</text:p></table:table-cell><table:table-cell table:style-name="Table6.F22" office:value-type="string"><text:p text:style-name="P30">0</text:p></table:table-cell><table:table-cell table:style-name="Table6.G22" office:value-type="string"><text:p text:style-name="P29">4<text:span text:style-name="T5">6</text:span></text:p></table:table-cell><table:table-cell table:style-name="Table6.H22" office:value-type="string"><text:p text:style-name="P20"/></table:table-cell><table:table-cell table:style-name="Table6.I22" office:value-type="string"><text:p text:style-name="P20"/></table:table-cell></table:table-row><table:table-row table:style-name="Table6.4"><table:table-cell table:style-name="Table6.A28" office:value-type="string"><text:p text:style-name="P93">M-0<text:span text:style-name="T4">20</text:span></text:p></table:table-cell><table:table-cell table:style-name="Table6.B23" office:value-type="string"><text:p text:style-name="P29">Alpha prototype</text:p></table:table-cell><table:table-cell table:style-name="Table6.C23" office:value-type="string"><text:p text:style-name="P30">All</text:p></table:table-cell><table:table-cell table:style-name="Table6.D23" office:value-type="string"><text:p text:style-name="P29">46</text:p></table:table-cell><table:table-cell table:style-name="Table6.E23" office:value-type="string"><text:p text:style-name="P29">4<text:span text:style-name="T5">8</text:span></text:p></table:table-cell><table:table-cell table:style-name="Table6.F23" office:value-type="string"><text:p text:style-name="P30">2</text:p></table:table-cell><table:table-cell table:style-name="Table6.G23" office:value-type="string"><text:p text:style-name="P29">4<text:span text:style-name="T5">6</text:span></text:p></table:table-cell><table:table-cell table:style-name="Table6.H23" office:value-type="string"><text:p text:style-name="P20"/></table:table-cell><table:table-cell table:style-name="Table6.I23" office:value-type="string"><text:p text:style-name="P20"/></table:table-cell></table:table-row><table:table-row table:style-name="Table6.4"><table:table-cell table:style-name="Table6.A28" office:value-type="string"><text:p text:style-name="P95">M-021</text:p></table:table-cell><table:table-cell table:style-name="Table6.B24" office:value-type="string"><text:p text:style-name="P30">Requirements Gathering</text:p></table:table-cell><table:table-cell table:style-name="Table6.C24" office:value-type="string"><text:p text:style-name="P30">Andrea Bottoli</text:p></table:table-cell><table:table-cell table:style-name="Table6.D24" office:value-type="string"><text:p text:style-name="P30">47</text:p></table:table-cell><table:table-cell table:style-name="Table6.E24" office:value-type="string"><text:p text:style-name="P30">47</text:p></table:table-cell><table:table-cell table:style-name="Table6.F24" office:value-type="string"><text:p text:style-name="P30">0</text:p></table:table-cell><table:table-cell table:style-name="Table6.G24" office:value-type="string"><text:p text:style-name="P30">47</text:p></table:table-cell><table:table-cell table:style-name="Table6.H24" office:value-type="string"><text:p text:style-name="P20"/></table:table-cell><table:table-cell table:style-name="Table6.I24" office:value-type="string"><text:p text:style-name="P20"/></table:table-cell></table:table-row><table:table-row table:style-name="Table6.4"><table:table-cell table:style-name="Table6.A28" office:value-type="string"><text:p text:style-name="P95">M-022</text:p></table:table-cell><table:table-cell table:style-name="Table6.B25" office:value-type="string"><text:p text:style-name="P30">Update Design Doc.</text:p></table:table-cell><table:table-cell table:style-name="Table6.C25" office:value-type="string"><text:p text:style-name="P30">Andrea Bottoli</text:p></table:table-cell><table:table-cell table:style-name="Table6.D25" office:value-type="string"><text:p text:style-name="P30">47</text:p></table:table-cell><table:table-cell table:style-name="Table6.E25" office:value-type="string"><text:p text:style-name="P30">48</text:p></table:table-cell><table:table-cell table:style-name="Table6.F25" office:value-type="string"><text:p text:style-name="P31">0</text:p></table:table-cell><table:table-cell table:style-name="Table6.G25" office:value-type="string"><text:p text:style-name="P30">4<text:span text:style-name="T7">8</text:span></text:p></table:table-cell><table:table-cell table:style-name="Table6.H25" office:value-type="string"><text:p text:style-name="P20"/></table:table-cell><table:table-cell table:style-name="Table6.I25" office:value-type="string"><text:p text:style-name="P20"/></table:table-cell></table:table-row><table:table-row table:style-name="Table6.4"><table:table-cell table:style-name="Table6.A28" office:value-type="string"><text:p text:style-name="P95">M-023</text:p></table:table-cell><table:table-cell table:style-name="Table6.B26" office:value-type="string"><text:p text:style-name="P30">Update Requirem. Doc.</text:p></table:table-cell><table:table-cell table:style-name="Table6.C26" office:value-type="string"><text:p text:style-name="P30">Dzana Kujan</text:p></table:table-cell><table:table-cell table:style-name="Table6.D26" office:value-type="string"><text:p text:style-name="P30">47</text:p></table:table-cell><table:table-cell table:style-name="Table6.E26" office:value-type="string"><text:p text:style-name="P30">48</text:p></table:table-cell><table:table-cell table:style-name="Table6.F26" office:value-type="string"><text:p text:style-name="P31">0</text:p></table:table-cell><table:table-cell table:style-name="Table6.G26" office:value-type="string"><text:p text:style-name="P30">4<text:span text:style-name="T7">8</text:span></text:p></table:table-cell><table:table-cell table:style-name="Table6.H26" office:value-type="string"><text:p text:style-name="P20"/></table:table-cell><table:table-cell table:style-name="Table6.I26" office:value-type="string"><text:p text:style-name="P20"/></table:table-cell></table:table-row><table:table-row table:style-name="Table6.4"><table:table-cell table:style-name="Table6.A28" office:value-type="string"><text:p text:style-name="P95">M-024</text:p></table:table-cell><table:table-cell table:style-name="Table6.B27" office:value-type="string"><text:p text:style-name="P30">Finalize Math Engine</text:p></table:table-cell><table:table-cell table:style-name="Table6.C27" office:value-type="string"><text:p text:style-name="P30">Lorenzo Pagliari</text:p></table:table-cell><table:table-cell table:style-name="Table6.D27" office:value-type="string"><text:p text:style-name="P30">48</text:p></table:table-cell><table:table-cell table:style-name="Table6.E27" office:value-type="string"><text:p text:style-name="P30">49</text:p></table:table-cell><table:table-cell table:style-name="Table6.F27" office:value-type="string"><text:p text:style-name="P31">1</text:p></table:table-cell><table:table-cell table:style-name="Table6.G27" office:value-type="string"><text:p text:style-name="P30">4<text:span text:style-name="T7">8</text:span></text:p></table:table-cell><table:table-cell table:style-name="Table6.H27" office:value-type="string"><text:p text:style-name="P20"/></table:table-cell><table:table-cell table:style-name="Table6.I27" office:value-type="string"><text:p text:style-name="P20"/></table:table-cell></table:table-row><table:table-row table:style-name="Table6.4"><table:table-cell table:style-name="Table6.A28" office:value-type="string"><text:p text:style-name="P95">M-025</text:p></table:table-cell><table:table-cell table:style-name="Table6.B28" office:value-type="string"><text:p text:style-name="P30">Web Design</text:p></table:table-cell><table:table-cell table:style-name="Table6.C28" office:value-type="string"><text:p text:style-name="P30">Miraldi Fifo</text:p></table:table-cell><table:table-cell table:style-name="Table6.D28" office:value-type="string"><text:p text:style-name="P30">48</text:p></table:table-cell><table:table-cell table:style-name="Table6.E28" office:value-type="string"><text:p text:style-name="P30">49</text:p></table:table-cell><table:table-cell table:style-name="Table6.F28" office:value-type="string"><text:p text:style-name="P31">1</text:p></table:table-cell><table:table-cell table:style-name="Table6.G28" office:value-type="string"><text:p text:style-name="P30">4<text:span text:style-name="T7">8</text:span></text:p></table:table-cell><table:table-cell table:style-name="Table6.H28" office:value-type="string"><text:p text:style-name="P20"/></table:table-cell><table:table-cell table:style-name="Table6.I28" office:value-type="string"><text:p text:style-name="P20"/></table:table-cell></table:table-row><table:table-row table:style-name="Table6.4"><table:table-cell table:style-name="Table6.A34" office:value-type="string"><text:p text:style-name="P95">M-026</text:p></table:table-cell><table:table-cell table:style-name="Table6.B29" office:value-type="string"><text:p text:style-name="P31">Status Report</text:p></table:table-cell><table:table-cell table:style-name="Table6.C29" office:value-type="string"><text:p text:style-name="P31">All</text:p></table:table-cell><table:table-cell table:style-name="Table6.D29" office:value-type="string"><text:p text:style-name="P31">49</text:p></table:table-cell><table:table-cell table:style-name="Table6.E29" office:value-type="string"><text:p text:style-name="P31">49</text:p></table:table-cell><table:table-cell table:style-name="Table6.F29" office:value-type="string"><text:p text:style-name="P31">0</text:p></table:table-cell><table:table-cell table:style-name="Table6.G29" office:value-type="string"><text:p text:style-name="P31">48</text:p></table:table-cell><table:table-cell table:style-name="Table6.H29" office:value-type="string"><text:p text:style-name="P20"/></table:table-cell><table:table-cell table:style-name="Table6.I29" office:value-type="string"><text:p text:style-name="P20"/></table:table-cell></table:table-row><table:table-row table:style-name="Table6.4"><table:table-cell table:style-name="Table6.A34" office:value-type="string"><text:p text:style-name="P96">M-027</text:p></table:table-cell><table:table-cell table:style-name="Table6.B30" office:value-type="string"><text:p text:style-name="P31">UserLoginSystem</text:p></table:table-cell><table:table-cell table:style-name="Table6.C30" office:value-type="string"><text:p text:style-name="P31">Jorn Tillmanns</text:p></table:table-cell><table:table-cell table:style-name="Table6.D30" office:value-type="string"><text:p text:style-name="P31">49</text:p></table:table-cell><table:table-cell table:style-name="Table6.E30" office:value-type="string"><text:p text:style-name="P31">50</text:p></table:table-cell><table:table-cell table:style-name="Table6.F30" office:value-type="string"><text:p text:style-name="P31">1</text:p></table:table-cell><table:table-cell table:style-name="Table6.G30" office:value-type="string"><text:p text:style-name="P31">48</text:p></table:table-cell><table:table-cell table:style-name="Table6.H30" office:value-type="string"><text:p text:style-name="P20"/></table:table-cell><table:table-cell table:style-name="Table6.I30" office:value-type="string"><text:p text:style-name="P20"/></table:table-cell></table:table-row><table:table-row table:style-name="Table6.4"><table:table-cell table:style-name="Table6.A34" office:value-type="string"><text:p text:style-name="P96">M-028</text:p></table:table-cell><table:table-cell table:style-name="Table6.B31" office:value-type="string"><text:p text:style-name="P31">Finalize Math Engine</text:p></table:table-cell><table:table-cell table:style-name="Table6.C31" office:value-type="string"><text:p text:style-name="P31">Lorenzo Pagliari</text:p></table:table-cell><table:table-cell table:style-name="Table6.D31" office:value-type="string"><text:p text:style-name="P31">49</text:p></table:table-cell><table:table-cell table:style-name="Table6.E31" office:value-type="string"><text:p text:style-name="P31">50</text:p></table:table-cell><table:table-cell table:style-name="Table6.F31" office:value-type="string"><text:p text:style-name="P33">0</text:p></table:table-cell><table:table-cell table:style-name="Table6.G31" office:value-type="string"><text:p text:style-name="P31">4<text:span text:style-name="T8">9</text:span></text:p></table:table-cell><table:table-cell table:style-name="Table6.H31" office:value-type="string"><text:p text:style-name="P20"/></table:table-cell><table:table-cell table:style-name="Table6.I31" office:value-type="string"><text:p text:style-name="P20"/></table:table-cell></table:table-row><table:table-row table:style-name="Table6.4"><table:table-cell table:style-name="Table6.A34" office:value-type="string"><text:p text:style-name="P96">M-029</text:p></table:table-cell><table:table-cell table:style-name="Table6.B32" office:value-type="string"><text:p text:style-name="P31">Junit tests <text:span text:style-name="T9">v1</text:span></text:p></table:table-cell><table:table-cell table:style-name="Table6.C32" office:value-type="string"><text:p text:style-name="P31">Miraldi Fifo</text:p></table:table-cell><table:table-cell table:style-name="Table6.D32" office:value-type="string"><text:p text:style-name="P31">49</text:p></table:table-cell><table:table-cell table:style-name="Table6.E32" office:value-type="string"><text:p text:style-name="P31">50</text:p></table:table-cell><table:table-cell table:style-name="Table6.F32" office:value-type="string"><text:p text:style-name="P33">0</text:p></table:table-cell><table:table-cell table:style-name="Table6.G32" office:value-type="string"><text:p text:style-name="P31">4<text:span text:style-name="T8">9</text:span></text:p></table:table-cell><table:table-cell table:style-name="Table6.H32" office:value-type="string"><text:p text:style-name="P20"/></table:table-cell><table:table-cell table:style-name="Table6.I32" office:value-type="string"><text:p text:style-name="P20"/></table:table-cell></table:table-row><table:table-row table:style-name="Table6.4"><table:table-cell table:style-name="Table6.A34" office:value-type="string"><text:p text:style-name="P96">M-030</text:p></table:table-cell><table:table-cell table:style-name="Table6.B33" office:value-type="string"><text:p text:style-name="P31">Web Site Mockups</text:p></table:table-cell><table:table-cell table:style-name="Table6.C33" office:value-type="string"><text:p text:style-name="P31">Nikola Radisavljevic</text:p></table:table-cell><table:table-cell table:style-name="Table6.D33" office:value-type="string"><text:p text:style-name="P31">49</text:p></table:table-cell><table:table-cell table:style-name="Table6.E33" office:value-type="string"><text:p text:style-name="P31">49</text:p></table:table-cell><table:table-cell table:style-name="Table6.F33" office:value-type="string"><text:p text:style-name="P31">0</text:p></table:table-cell><table:table-cell table:style-name="Table6.G33" office:value-type="string"><text:p text:style-name="P31">4<text:span text:style-name="T8">9</text:span></text:p></table:table-cell><table:table-cell table:style-name="Table6.H33" office:value-type="string"><text:p text:style-name="P20"/></table:table-cell><table:table-cell table:style-name="Table6.I33" office:value-type="string"><text:p text:style-name="P20"/></table:table-cell></table:table-row><table:table-row table:style-name="Table6.4"><table:table-cell table:style-name="Table6.A34" office:value-type="string"><text:p text:style-name="P96">M-031</text:p></table:table-cell><table:table-cell table:style-name="Table6.B34" office:value-type="string"><text:p text:style-name="P31">Web Site Graphs</text:p></table:table-cell><table:table-cell table:style-name="Table6.C34" office:value-type="string"><text:p text:style-name="P30">Dzana Kujan</text:p></table:table-cell><table:table-cell table:style-name="Table6.D34" office:value-type="string"><text:p text:style-name="P30">49</text:p></table:table-cell><table:table-cell table:style-name="Table6.E34" office:value-type="string"><text:p text:style-name="P30">50</text:p></table:table-cell><table:table-cell table:style-name="Table6.F34" office:value-type="string"><text:p text:style-name="P33">0</text:p></table:table-cell><table:table-cell table:style-name="Table6.G34" office:value-type="string"><text:p text:style-name="P32">4<text:span text:style-name="T8">9</text:span></text:p></table:table-cell><table:table-cell table:style-name="Table6.H34" office:value-type="string"><text:p text:style-name="P20"/></table:table-cell><table:table-cell table:style-name="Table6.I34" office:value-type="string"><text:p text:style-name="P20"/></table:table-cell></table:table-row><table:table-row table:style-name="Table6.4"><table:table-cell table:style-name="Table6.A42" office:value-type="string"><text:p text:style-name="P96">M-032</text:p></table:table-cell><table:table-cell table:style-name="Table6.B42" office:value-type="string"><text:p text:style-name="P30">Beta Prototype</text:p></table:table-cell><table:table-cell table:style-name="Table6.C42" office:value-type="string"><text:p text:style-name="P30">All</text:p></table:table-cell><table:table-cell table:style-name="Table6.D42" office:value-type="string"><text:p text:style-name="P30">50</text:p></table:table-cell><table:table-cell table:style-name="Table6.E42" office:value-type="string"><text:p text:style-name="P30">51</text:p></table:table-cell><table:table-cell table:style-name="Table6.F42" office:value-type="string"><text:p text:style-name="P33">0</text:p></table:table-cell><table:table-cell table:style-name="Table6.G42" office:value-type="string"><text:p text:style-name="P34">50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3</text:p></table:table-cell><table:table-cell table:style-name="Table6.B42" office:value-type="string"><text:p text:style-name="P34">Beta Prototype pres.</text:p></table:table-cell><table:table-cell table:style-name="Table6.C42" office:value-type="string"><text:p text:style-name="P34">Lorenzo Pagliari</text:p></table:table-cell><table:table-cell table:style-name="Table6.D42" office:value-type="string"><text:p text:style-name="P34">51</text:p></table:table-cell><table:table-cell table:style-name="Table6.E42" office:value-type="string"><text:p text:style-name="P34">51</text:p></table:table-cell><table:table-cell table:style-name="Table6.F42" office:value-type="string"><text:p text:style-name="P34">0</text:p></table:table-cell><table:table-cell table:style-name="Table6.G42" office:value-type="string"><text:p text:style-name="P34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4</text:p></table:table-cell><table:table-cell table:style-name="Table6.B42" office:value-type="string"><text:p text:style-name="P34">Technical documentation</text:p></table:table-cell><table:table-cell table:style-name="Table6.C42" office:value-type="string"><text:p text:style-name="P34">Andrea Bottoli</text:p></table:table-cell><table:table-cell table:style-name="Table6.D42" office:value-type="string"><text:p text:style-name="P34">51</text:p></table:table-cell><table:table-cell table:style-name="Table6.E42" office:value-type="string"><text:p text:style-name="P34">51</text:p></table:table-cell><table:table-cell table:style-name="Table6.F42" office:value-type="string"><text:p text:style-name="P34">0</text:p></table:table-cell><table:table-cell table:style-name="Table6.G42" office:value-type="string"><text:p text:style-name="P34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5</text:p></table:table-cell><table:table-cell table:style-name="Table6.B42" office:value-type="string"><text:p text:style-name="P34">Acceptance Test Plan</text:p></table:table-cell><table:table-cell table:style-name="Table6.C42" office:value-type="string"><text:p text:style-name="P34">Miraldi Fifo</text:p></table:table-cell><table:table-cell table:style-name="Table6.D42" office:value-type="string"><text:p text:style-name="P34">51</text:p></table:table-cell><table:table-cell table:style-name="Table6.E42" office:value-type="string"><text:p text:style-name="P34">52</text:p></table:table-cell><table:table-cell table:style-name="Table6.F42" office:value-type="string"><text:p text:style-name="P36">0</text:p></table:table-cell><table:table-cell table:style-name="Table6.G42" office:value-type="string"><text:p text:style-name="P34">5<text:span text:style-name="T13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6</text:p></table:table-cell><table:table-cell table:style-name="Table6.B42" office:value-type="string"><text:p text:style-name="P34">Test Report</text:p></table:table-cell><table:table-cell table:style-name="Table6.C42" office:value-type="string"><text:p text:style-name="P34">Miraldi Fifo</text:p></table:table-cell><table:table-cell table:style-name="Table6.D42" office:value-type="string"><text:p text:style-name="P34">01</text:p></table:table-cell><table:table-cell table:style-name="Table6.E42" office:value-type="string"><text:p text:style-name="P34">02</text:p></table:table-cell><table:table-cell table:style-name="Table6.F42" office:value-type="string"><text:p text:style-name="P34">1</text:p></table:table-cell><table:table-cell table:style-name="Table6.G42" office:value-type="string"><text:p text:style-name="P34">5<text:span text:style-name="T13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7</text:p></table:table-cell><table:table-cell table:style-name="Table6.B42" office:value-type="string"><text:p text:style-name="P34">Final Presentation</text:p></table:table-cell><table:table-cell table:style-name="Table6.C42" office:value-type="string"><text:p text:style-name="P34">All</text:p></table:table-cell><table:table-cell table:style-name="Table6.D42" office:value-type="string"><text:p text:style-name="P34">02</text:p></table:table-cell><table:table-cell table:style-name="Table6.E42" office:value-type="string"><text:p text:style-name="P34">02</text:p></table:table-cell><table:table-cell table:style-name="Table6.F42" office:value-type="string"><text:p text:style-name="P34">0</text:p></table:table-cell><table:table-cell table:style-name="Table6.G42" office:value-type="string"><text:p text:style-name="P38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8</text:p></table:table-cell><table:table-cell table:style-name="Table6.B42" office:value-type="string"><text:p text:style-name="P34">Final Documentation</text:p></table:table-cell><table:table-cell table:style-name="Table6.C42" office:value-type="string"><text:p text:style-name="P34">All</text:p></table:table-cell><table:table-cell table:style-name="Table6.D42" office:value-type="string"><text:p text:style-name="P34">02</text:p></table:table-cell><table:table-cell table:style-name="Table6.E42" office:value-type="string"><text:p text:style-name="P34">03</text:p></table:table-cell><table:table-cell table:style-name="Table6.F42" office:value-type="string"><text:p text:style-name="P35">1</text:p></table:table-cell><table:table-cell table:style-name="Table6.G42" office:value-type="string"><text:p text:style-name="P38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9</text:p></table:table-cell><table:table-cell table:style-name="Table6.B42" office:value-type="string"><text:p text:style-name="P34">Final Product</text:p></table:table-cell><table:table-cell table:style-name="Table6.C42" office:value-type="string"><text:p text:style-name="P34">All</text:p></table:table-cell><table:table-cell table:style-name="Table6.D42" office:value-type="string"><text:p text:style-name="P34">02</text:p></table:table-cell><table:table-cell table:style-name="Table6.E42" office:value-type="string"><text:p text:style-name="P34">03</text:p></table:table-cell><table:table-cell table:style-name="Table6.F42" office:value-type="string"><text:p text:style-name="P35">1</text:p></table:table-cell><table:table-cell table:style-name="Table6.G42" office:value-type="string"><text:p text:style-name="P38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3" office:value-type="string"><text:p text:style-name="P97">M-040</text:p></table:table-cell><table:table-cell table:style-name="Table6.B43" office:value-type="string"><text:p text:style-name="P34">Final Questionnaire</text:p></table:table-cell><table:table-cell table:style-name="Table6.C43" office:value-type="string"><text:p text:style-name="P34">All</text:p></table:table-cell><table:table-cell table:style-name="Table6.D43" office:value-type="string"><text:p text:style-name="P34">02</text:p></table:table-cell><table:table-cell table:style-name="Table6.E43" office:value-type="string"><text:p text:style-name="P34">03</text:p></table:table-cell><table:table-cell table:style-name="Table6.F43" office:value-type="string"><text:p text:style-name="P35">1</text:p></table:table-cell><table:table-cell table:style-name="Table6.G43" office:value-type="string"><text:p text:style-name="P38">01</text:p></table:table-cell><table:table-cell table:style-name="Table6.H43" office:value-type="string"><text:p text:style-name="P20"/></table:table-cell><table:table-cell table:style-name="Table6.I43" office:value-type="string"><text:p text:style-name="P20"/></table:table-cell></table:table-row></table:table></draw:text-box></draw:frame></text:p>
      <text:p text:style-name="P43">Working Hours</text:p>
      <text:p text:style-name="P19"/>
      <table:table table:name="Table7" table:style-name="Table7">
        <table:table-column table:style-name="Table7.A"/>
        <table:table-column table:style-name="Table7.B" table:number-columns-repeated="13"/>
        <table:table-column table:style-name="Table7.O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1">42</text:span></text:p>
          </table:table-cell>
          <table:table-cell table:style-name="Table7.B1" office:value-type="string">
            <text:p text:style-name="P7">W<text:span text:style-name="T1">43</text:span></text:p>
          </table:table-cell>
          <table:table-cell table:style-name="Table7.B1" office:value-type="string">
            <text:p text:style-name="P9">W<text:span text:style-name="T1">4</text:span><text:span text:style-name="T2">4</text:span></text:p>
          </table:table-cell>
          <table:table-cell table:style-name="Table7.B1" office:value-type="string">
            <text:p text:style-name="P11">W45</text:p>
          </table:table-cell>
          <table:table-cell table:style-name="Table7.B1" office:value-type="string">
            <text:p text:style-name="P10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6">W51</text:p>
          </table:table-cell>
          <table:table-cell table:style-name="Table7.B1" office:value-type="string">
            <text:p text:style-name="P17">W52</text:p>
          </table:table-cell>
          <table:table-cell table:style-name="Table7.B1" office:value-type="string">
            <text:p text:style-name="P18">W01</text:p>
          </table:table-cell>
          <table:table-cell table:style-name="Table7.B1" office:value-type="string">
            <text:p text:style-name="P112">W02</text:p>
          </table:table-cell>
          <table:table-cell table:style-name="Table7.O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52">Andrea Bottoli</text:p>
          </table:table-cell>
          <table:table-cell table:style-name="Table7.B2" office:value-type="string">
            <text:p text:style-name="P53">11</text:p>
          </table:table-cell>
          <table:table-cell table:style-name="Table7.C2" office:value-type="string">
            <text:p text:style-name="P53">40</text:p>
          </table:table-cell>
          <table:table-cell table:style-name="Table7.D2" office:value-type="string">
            <text:p text:style-name="P57">50</text:p>
          </table:table-cell>
          <table:table-cell table:style-name="Table7.E2" office:value-type="string">
            <text:p text:style-name="P58">45</text:p>
          </table:table-cell>
          <table:table-cell table:style-name="Table7.F2" office:value-type="string">
            <text:p text:style-name="P56">47</text:p>
          </table:table-cell>
          <table:table-cell table:style-name="Table7.G2" office:value-type="string">
            <text:p text:style-name="P59">68</text:p>
          </table:table-cell>
          <table:table-cell table:style-name="Table7.H2" office:value-type="string">
            <text:p text:style-name="P60">40</text:p>
          </table:table-cell>
          <table:table-cell table:style-name="Table7.I2" office:value-type="string">
            <text:p text:style-name="P61">41</text:p>
          </table:table-cell>
          <table:table-cell table:style-name="Table7.J2" office:value-type="string">
            <text:p text:style-name="P62">14</text:p>
          </table:table-cell>
          <table:table-cell table:style-name="Table7.K2" office:value-type="string">
            <text:p text:style-name="P63">53</text:p>
          </table:table-cell>
          <table:table-cell table:style-name="Table7.L2" office:value-type="string">
            <text:p text:style-name="P50">7</text:p>
          </table:table-cell>
          <table:table-cell table:style-name="Table7.M2" office:value-type="string">
            <text:p text:style-name="P76">8</text:p>
          </table:table-cell>
          <table:table-cell table:style-name="Table7.N2" office:value-type="string">
            <text:p text:style-name="P114"><text:span text:style-name="T27">32</text:span></text:p>
          </table:table-cell>
          <table:table-cell table:style-name="Table7.O2" office:value-type="string">
            <text:p text:style-name="P48">4<text:span text:style-name="T18">24</text:span></text:p>
          </table:table-cell>
        </table:table-row>
        <table:table-row table:style-name="Table7.2">
          <table:table-cell table:style-name="Table7.A9" office:value-type="string">
            <text:p text:style-name="P52">Lorenzo Pagliari</text:p>
          </table:table-cell>
          <table:table-cell table:style-name="Table7.B3" office:value-type="string">
            <text:p text:style-name="P53">10</text:p>
          </table:table-cell>
          <table:table-cell table:style-name="Table7.C3" office:value-type="string">
            <text:p text:style-name="P53">37</text:p>
          </table:table-cell>
          <table:table-cell table:style-name="Table7.D3" office:value-type="string">
            <text:p text:style-name="P57">53</text:p>
          </table:table-cell>
          <table:table-cell table:style-name="Table7.E3" office:value-type="string">
            <text:p text:style-name="P58">51</text:p>
          </table:table-cell>
          <table:table-cell table:style-name="Table7.F3" office:value-type="string">
            <text:p text:style-name="P56">46</text:p>
          </table:table-cell>
          <table:table-cell table:style-name="Table7.G3" office:value-type="string">
            <text:p text:style-name="P59">57</text:p>
          </table:table-cell>
          <table:table-cell table:style-name="Table7.H3" office:value-type="string">
            <text:p text:style-name="P60">37</text:p>
          </table:table-cell>
          <table:table-cell table:style-name="Table7.I3" office:value-type="string">
            <text:p text:style-name="P61">51</text:p>
          </table:table-cell>
          <table:table-cell table:style-name="Table7.J3" office:value-type="string">
            <text:p text:style-name="P64">43</text:p>
          </table:table-cell>
          <table:table-cell table:style-name="Table7.K3" office:value-type="string">
            <text:p text:style-name="P63">54</text:p>
          </table:table-cell>
          <table:table-cell table:style-name="Table7.L3" office:value-type="string">
            <text:p text:style-name="P50">10</text:p>
          </table:table-cell>
          <table:table-cell table:style-name="Table7.M3" office:value-type="string">
            <text:p text:style-name="P76">26</text:p>
          </table:table-cell>
          <table:table-cell table:style-name="Table7.N3" office:value-type="string">
            <text:p text:style-name="P113"><text:span text:style-name="T27">1</text:span><text:span text:style-name="T26">7</text:span></text:p>
          </table:table-cell>
          <table:table-cell table:style-name="Table7.O2" office:value-type="string">
            <text:p text:style-name="P48">4<text:span text:style-name="T18">75</text:span></text:p>
          </table:table-cell>
        </table:table-row>
        <table:table-row table:style-name="Table7.2">
          <table:table-cell table:style-name="Table7.A9" office:value-type="string">
            <text:p text:style-name="P52">Dzana Kujan</text:p>
          </table:table-cell>
          <table:table-cell table:style-name="Table7.B4" office:value-type="string">
            <text:p text:style-name="P53">9</text:p>
          </table:table-cell>
          <table:table-cell table:style-name="Table7.C4" office:value-type="string">
            <text:p text:style-name="P53">36</text:p>
          </table:table-cell>
          <table:table-cell table:style-name="Table7.D4" office:value-type="string">
            <text:p text:style-name="P57">43</text:p>
          </table:table-cell>
          <table:table-cell table:style-name="Table7.E4" office:value-type="string">
            <text:p text:style-name="P58">36</text:p>
          </table:table-cell>
          <table:table-cell table:style-name="Table7.F4" office:value-type="string">
            <text:p text:style-name="P56">27</text:p>
          </table:table-cell>
          <table:table-cell table:style-name="Table7.G4" office:value-type="string">
            <text:p text:style-name="P59">36</text:p>
          </table:table-cell>
          <table:table-cell table:style-name="Table7.H4" office:value-type="string">
            <text:p text:style-name="P60">27</text:p>
          </table:table-cell>
          <table:table-cell table:style-name="Table7.I4" office:value-type="string">
            <text:p text:style-name="P61">4<text:span text:style-name="T9">9</text:span></text:p>
          </table:table-cell>
          <table:table-cell table:style-name="Table7.J4" office:value-type="string">
            <text:p text:style-name="P62">24</text:p>
          </table:table-cell>
          <table:table-cell table:style-name="Table7.K4" office:value-type="string">
            <text:p text:style-name="P49">17</text:p>
          </table:table-cell>
          <table:table-cell table:style-name="Table7.L4" office:value-type="string">
            <text:p text:style-name="P100">2</text:p>
          </table:table-cell>
          <table:table-cell table:style-name="Table7.M4" office:value-type="string">
            <text:p text:style-name="P105">5</text:p>
          </table:table-cell>
          <table:table-cell table:style-name="Table7.N4" office:value-type="string">
            <text:p text:style-name="P118"><text:span text:style-name="T27">7</text:span></text:p>
          </table:table-cell>
          <table:table-cell table:style-name="Table7.O2" office:value-type="string">
            <text:p text:style-name="P48">3<text:span text:style-name="T22">11</text:span></text:p>
          </table:table-cell>
        </table:table-row>
        <table:table-row table:style-name="Table7.2">
          <table:table-cell table:style-name="Table7.A9" office:value-type="string">
            <text:p text:style-name="P52">Marko Brcic</text:p>
          </table:table-cell>
          <table:table-cell table:style-name="Table7.B5" office:value-type="string">
            <text:p text:style-name="P53">11</text:p>
          </table:table-cell>
          <table:table-cell table:style-name="Table7.C5" office:value-type="string">
            <text:p text:style-name="P53">40</text:p>
          </table:table-cell>
          <table:table-cell table:style-name="Table7.D5" office:value-type="string">
            <text:p text:style-name="P57">54</text:p>
          </table:table-cell>
          <table:table-cell table:style-name="Table7.E5" office:value-type="string">
            <text:p text:style-name="P58">60</text:p>
          </table:table-cell>
          <table:table-cell table:style-name="Table7.F5" office:value-type="string">
            <text:p text:style-name="P56">28</text:p>
          </table:table-cell>
          <table:table-cell table:style-name="Table7.G5" office:value-type="string">
            <text:p text:style-name="P59">36</text:p>
          </table:table-cell>
          <table:table-cell table:style-name="Table7.H5" office:value-type="string">
            <text:p text:style-name="P60">26</text:p>
          </table:table-cell>
          <table:table-cell table:style-name="Table7.I5" office:value-type="string">
            <text:p text:style-name="P61">15</text:p>
          </table:table-cell>
          <table:table-cell table:style-name="Table7.J5" office:value-type="string">
            <text:p text:style-name="P64">15</text:p>
          </table:table-cell>
          <table:table-cell table:style-name="Table7.K5" office:value-type="string">
            <text:p text:style-name="P63">15</text:p>
          </table:table-cell>
          <table:table-cell table:style-name="Table7.L5" office:value-type="string">
            <text:p text:style-name="P50">11</text:p>
          </table:table-cell>
          <table:table-cell table:style-name="Table7.M5" office:value-type="string">
            <text:p text:style-name="P103">4</text:p>
          </table:table-cell>
          <table:table-cell table:style-name="Table7.N5" office:value-type="string">
            <text:p text:style-name="P119"><text:span text:style-name="T27">22</text:span></text:p>
          </table:table-cell>
          <table:table-cell table:style-name="Table7.O2" office:value-type="string">
            <text:p text:style-name="P48">3<text:span text:style-name="T16">1</text:span><text:span text:style-name="T20">5</text:span></text:p>
          </table:table-cell>
        </table:table-row>
        <table:table-row table:style-name="Table7.2">
          <table:table-cell table:style-name="Table7.A9" office:value-type="string">
            <text:p text:style-name="P52">Jorn Tillmanns</text:p>
          </table:table-cell>
          <table:table-cell table:style-name="Table7.B6" office:value-type="string">
            <text:p text:style-name="P53">9</text:p>
          </table:table-cell>
          <table:table-cell table:style-name="Table7.C6" office:value-type="string">
            <text:p text:style-name="P53">37</text:p>
          </table:table-cell>
          <table:table-cell table:style-name="Table7.D6" office:value-type="string">
            <text:p text:style-name="P57">51</text:p>
          </table:table-cell>
          <table:table-cell table:style-name="Table7.E6" office:value-type="string">
            <text:p text:style-name="P58">43</text:p>
          </table:table-cell>
          <table:table-cell table:style-name="Table7.F6" office:value-type="string">
            <text:p text:style-name="P56">20</text:p>
          </table:table-cell>
          <table:table-cell table:style-name="Table7.G6" office:value-type="string">
            <text:p text:style-name="P59">13</text:p>
          </table:table-cell>
          <table:table-cell table:style-name="Table7.H6" office:value-type="string">
            <text:p text:style-name="P60">39</text:p>
          </table:table-cell>
          <table:table-cell table:style-name="Table7.I6" office:value-type="string">
            <text:p text:style-name="P65">16</text:p>
          </table:table-cell>
          <table:table-cell table:style-name="Table7.J6" office:value-type="string">
            <text:p text:style-name="P66">15</text:p>
          </table:table-cell>
          <table:table-cell table:style-name="Table7.K6" office:value-type="string">
            <text:p text:style-name="P67">22</text:p>
          </table:table-cell>
          <table:table-cell table:style-name="Table7.L6" office:value-type="string">
            <text:p text:style-name="P101">18</text:p>
          </table:table-cell>
          <table:table-cell table:style-name="Table7.M6" office:value-type="string">
            <text:p text:style-name="P102">12</text:p>
          </table:table-cell>
          <table:table-cell table:style-name="Table7.N6" office:value-type="string">
            <text:p text:style-name="P120"><text:span text:style-name="T27">15</text:span></text:p>
          </table:table-cell>
          <table:table-cell table:style-name="Table7.O2" office:value-type="string">
            <text:p text:style-name="P48">2<text:span text:style-name="T18">95</text:span></text:p>
          </table:table-cell>
        </table:table-row>
        <table:table-row table:style-name="Table7.2">
          <table:table-cell table:style-name="Table7.A9" office:value-type="string">
            <text:p text:style-name="P52">Nikola Radisavljevic</text:p>
          </table:table-cell>
          <table:table-cell table:style-name="Table7.B7" office:value-type="string">
            <text:p text:style-name="P53">9</text:p>
          </table:table-cell>
          <table:table-cell table:style-name="Table7.C7" office:value-type="string">
            <text:p text:style-name="P53">37</text:p>
          </table:table-cell>
          <table:table-cell table:style-name="Table7.D7" office:value-type="string">
            <text:p text:style-name="P57">45</text:p>
          </table:table-cell>
          <table:table-cell table:style-name="Table7.E7" office:value-type="string">
            <text:p text:style-name="P58">36</text:p>
          </table:table-cell>
          <table:table-cell table:style-name="Table7.F7" office:value-type="string">
            <text:p text:style-name="P56">26</text:p>
          </table:table-cell>
          <table:table-cell table:style-name="Table7.G7" office:value-type="string">
            <text:p text:style-name="P59">35</text:p>
          </table:table-cell>
          <table:table-cell table:style-name="Table7.H7" office:value-type="string">
            <text:p text:style-name="P60">26</text:p>
          </table:table-cell>
          <table:table-cell table:style-name="Table7.I7" office:value-type="string">
            <text:p text:style-name="P68">46</text:p>
          </table:table-cell>
          <table:table-cell table:style-name="Table7.J7" office:value-type="string">
            <text:p text:style-name="P69"><text:span text:style-name="T11">2</text:span><text:span text:style-name="T12">5</text:span></text:p>
          </table:table-cell>
          <table:table-cell table:style-name="Table7.K7" office:value-type="string">
            <text:p text:style-name="P49">17</text:p>
          </table:table-cell>
          <table:table-cell table:style-name="Table7.L7" office:value-type="string">
            <text:p text:style-name="P99">12</text:p>
          </table:table-cell>
          <table:table-cell table:style-name="Table7.M7" office:value-type="string">
            <text:p text:style-name="P104">7</text:p>
          </table:table-cell>
          <table:table-cell table:style-name="Table7.N7" office:value-type="string">
            <text:p text:style-name="P121"><text:span text:style-name="T26">7</text:span></text:p>
          </table:table-cell>
          <table:table-cell table:style-name="Table7.O2" office:value-type="string">
            <text:p text:style-name="P48">3<text:span text:style-name="T21">21</text:span></text:p>
          </table:table-cell>
        </table:table-row>
        <table:table-row table:style-name="Table7.2">
          <table:table-cell table:style-name="Table7.A9" office:value-type="string">
            <text:p text:style-name="P52">Miraldi Fifo</text:p>
          </table:table-cell>
          <table:table-cell table:style-name="Table7.B8" office:value-type="string">
            <text:p text:style-name="P53">9</text:p>
          </table:table-cell>
          <table:table-cell table:style-name="Table7.C8" office:value-type="string">
            <text:p text:style-name="P53">38</text:p>
          </table:table-cell>
          <table:table-cell table:style-name="Table7.D8" office:value-type="string">
            <text:p text:style-name="P57">45</text:p>
          </table:table-cell>
          <table:table-cell table:style-name="Table7.E8" office:value-type="string">
            <text:p text:style-name="P58">35</text:p>
          </table:table-cell>
          <table:table-cell table:style-name="Table7.F8" office:value-type="string">
            <text:p text:style-name="P56">16</text:p>
          </table:table-cell>
          <table:table-cell table:style-name="Table7.G8" office:value-type="string">
            <text:p text:style-name="P59">28</text:p>
          </table:table-cell>
          <table:table-cell table:style-name="Table7.H8" office:value-type="string">
            <text:p text:style-name="P60">14</text:p>
          </table:table-cell>
          <table:table-cell table:style-name="Table7.I8" office:value-type="string">
            <text:p text:style-name="P61">18</text:p>
          </table:table-cell>
          <table:table-cell table:style-name="Table7.J8" office:value-type="string">
            <text:p text:style-name="P64">18</text:p>
          </table:table-cell>
          <table:table-cell table:style-name="Table7.K8" office:value-type="string">
            <text:p text:style-name="P49">13</text:p>
          </table:table-cell>
          <table:table-cell table:style-name="Table7.L8" office:value-type="string">
            <text:p text:style-name="P101">12</text:p>
          </table:table-cell>
          <table:table-cell table:style-name="Table7.M8" office:value-type="string">
            <text:p text:style-name="P105">10</text:p>
          </table:table-cell>
          <table:table-cell table:style-name="Table7.N8" office:value-type="string">
            <text:p text:style-name="P118"><text:span text:style-name="T27">15</text:span></text:p>
          </table:table-cell>
          <table:table-cell table:style-name="Table7.O2" office:value-type="string">
            <text:p text:style-name="P48">2<text:span text:style-name="T22">56</text:span></text:p>
          </table:table-cell>
        </table:table-row>
        <table:table-row table:style-name="Table7.2">
          <table:table-cell table:style-name="Table7.A9" office:value-type="string">
            <text:p text:style-name="P54">Ghazal<text:span text:style-name="T3">eh</text:span> Shojaee</text:p>
          </table:table-cell>
          <table:table-cell table:style-name="Table7.B9" office:value-type="string">
            <text:p text:style-name="P55">-</text:p>
          </table:table-cell>
          <table:table-cell table:style-name="Table7.C9" office:value-type="string">
            <text:p text:style-name="P55">-</text:p>
          </table:table-cell>
          <table:table-cell table:style-name="Table7.D9" office:value-type="string">
            <text:p text:style-name="P57">53</text:p>
          </table:table-cell>
          <table:table-cell table:style-name="Table7.E9" office:value-type="string">
            <text:p text:style-name="P58">13</text:p>
          </table:table-cell>
          <table:table-cell table:style-name="Table7.F9" office:value-type="string">
            <text:p text:style-name="P47">32</text:p>
          </table:table-cell>
          <table:table-cell table:style-name="Table7.G9" office:value-type="string">
            <text:p text:style-name="P47">26</text:p>
          </table:table-cell>
          <table:table-cell table:style-name="Table7.H9" office:value-type="string">
            <text:p text:style-name="P70">-</text:p>
          </table:table-cell>
          <table:table-cell table:style-name="Table7.I9" office:value-type="string">
            <text:p text:style-name="P71">-</text:p>
          </table:table-cell>
          <table:table-cell table:style-name="Table7.J9" office:value-type="string">
            <text:p text:style-name="P62">-</text:p>
          </table:table-cell>
          <table:table-cell table:style-name="Table7.K9" office:value-type="string">
            <text:p text:style-name="P72">-</text:p>
          </table:table-cell>
          <table:table-cell table:style-name="Table7.L9" office:value-type="string">
            <text:p text:style-name="P50">-</text:p>
          </table:table-cell>
          <table:table-cell table:style-name="Table7.M9" office:value-type="string">
            <text:p text:style-name="P76">-</text:p>
          </table:table-cell>
          <table:table-cell table:style-name="Table7.N9" office:value-type="string">
            <text:p text:style-name="P113"><text:span text:style-name="T26">-</text:span></text:p>
          </table:table-cell>
          <table:table-cell table:style-name="Table7.O2" office:value-type="string">
            <text:p text:style-name="P46">124</text:p>
          </table:table-cell>
        </table:table-row>
        <table:table-row table:style-name="Table7.2">
          <table:table-cell table:style-name="Table7.A10" office:value-type="string">
            <text:p text:style-name="P8">Total</text:p>
          </table:table-cell>
          <table:table-cell table:style-name="Table7.B10" office:value-type="string">
            <text:p text:style-name="P53">68</text:p>
          </table:table-cell>
          <table:table-cell table:style-name="Table7.B10" office:value-type="string">
            <text:p text:style-name="P73">2<text:span text:style-name="T1">65</text:span></text:p>
          </table:table-cell>
          <table:table-cell table:style-name="Table7.B10" office:value-type="string">
            <text:p text:style-name="P57">394</text:p>
          </table:table-cell>
          <table:table-cell table:style-name="Table7.B10" office:value-type="string">
            <text:p text:style-name="P58">319</text:p>
          </table:table-cell>
          <table:table-cell table:style-name="Table7.B10" office:value-type="string">
            <text:p text:style-name="P47">242</text:p>
          </table:table-cell>
          <table:table-cell table:style-name="Table7.B10" office:value-type="string">
            <text:p text:style-name="P47">299</text:p>
          </table:table-cell>
          <table:table-cell table:style-name="Table7.B10" office:value-type="string">
            <text:p text:style-name="P74">209</text:p>
          </table:table-cell>
          <table:table-cell table:style-name="Table7.B10" office:value-type="string">
            <text:p text:style-name="P65">236</text:p>
          </table:table-cell>
          <table:table-cell table:style-name="Table7.B10" office:value-type="string">
            <text:p text:style-name="P75">154</text:p>
          </table:table-cell>
          <table:table-cell table:style-name="Table7.B10" office:value-type="string">
            <text:p text:style-name="P49">191</text:p>
          </table:table-cell>
          <table:table-cell table:style-name="Table7.B10" office:value-type="string">
            <text:p text:style-name="P51">72</text:p>
          </table:table-cell>
          <table:table-cell table:style-name="Table7.B10" office:value-type="string">
            <text:p text:style-name="P77">72</text:p>
          </table:table-cell>
          <table:table-cell table:style-name="Table7.B10" office:value-type="string">
            <text:p text:style-name="P77"/>
          </table:table-cell>
          <table:table-cell table:style-name="Table7.O10" office:value-type="string">
            <text:p text:style-name="P77">2521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14T00:42:47.55</dc:date>
    <meta:print-date>1998-10-09T11:53:00</meta:print-date>
    <meta:editing-cycles>82</meta:editing-cycles>
    <meta:editing-duration>PT9H23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567" meta:word-count="885" meta:character-count="4041" meta:non-whitespace-character-count="3727"/>
  </office:meta>
</office:document-meta>
</file>